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6" table:default-cell-style-name="ce2"/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US life expectancies 2010</text:p>
          </table:table-cell>
          <table:table-cell office:value-type="string" calcext:value-type="string">
            <text:p>http://www.ssa.gov/oact/STATS/table4c6.html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number-columns-repeated="1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.1" calcext:value-type="float">
            <text:p>76.1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.94" calcext:value-type="float">
            <text:p>80.94</text:p>
          </table:table-cell>
          <table:table-cell table:number-columns-repeated="1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99332" calcext:value-type="float">
            <text:p>99332</text:p>
          </table:table-cell>
          <table:table-cell office:value-type="float" office:value="75.62" calcext:value-type="float">
            <text:p>75.6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99444" calcext:value-type="float">
            <text:p>99444</text:p>
          </table:table-cell>
          <table:table-cell office:value-type="float" office:value="80.39" calcext:value-type="float">
            <text:p>80.39</text:p>
          </table:table-cell>
          <table:table-cell table:number-columns-repeated="1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99289" calcext:value-type="float">
            <text:p>99289</text:p>
          </table:table-cell>
          <table:table-cell office:value-type="float" office:value="74.65" calcext:value-type="float">
            <text:p>74.6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99404" calcext:value-type="float">
            <text:p>99404</text:p>
          </table:table-cell>
          <table:table-cell office:value-type="float" office:value="79.43" calcext:value-type="float">
            <text:p>79.43</text:p>
          </table:table-cell>
          <table:table-cell table:number-columns-repeated="1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99259" calcext:value-type="float">
            <text:p>99259</text:p>
          </table:table-cell>
          <table:table-cell office:value-type="float" office:value="73.67" calcext:value-type="float">
            <text:p>73.67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99383" calcext:value-type="float">
            <text:p>99383</text:p>
          </table:table-cell>
          <table:table-cell office:value-type="float" office:value="78.44" calcext:value-type="float">
            <text:p>78.44</text:p>
          </table:table-cell>
          <table:table-cell table:number-columns-repeated="1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99235" calcext:value-type="float">
            <text:p>99235</text:p>
          </table:table-cell>
          <table:table-cell office:value-type="float" office:value="72.69" calcext:value-type="float">
            <text:p>72.6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99367" calcext:value-type="float">
            <text:p>99367</text:p>
          </table:table-cell>
          <table:table-cell office:value-type="float" office:value="77.46" calcext:value-type="float">
            <text:p>77.46</text:p>
          </table:table-cell>
          <table:table-cell table:number-columns-repeated="1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99218" calcext:value-type="float">
            <text:p>99218</text:p>
          </table:table-cell>
          <table:table-cell office:value-type="float" office:value="71.7" calcext:value-type="float">
            <text:p>71.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99354" calcext:value-type="float">
            <text:p>99354</text:p>
          </table:table-cell>
          <table:table-cell office:value-type="float" office:value="76.47" calcext:value-type="float">
            <text:p>76.47</text:p>
          </table:table-cell>
          <table:table-cell table:number-columns-repeated="1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99203" calcext:value-type="float">
            <text:p>99203</text:p>
          </table:table-cell>
          <table:table-cell office:value-type="float" office:value="70.71" calcext:value-type="float">
            <text:p>70.7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99342" calcext:value-type="float">
            <text:p>99342</text:p>
          </table:table-cell>
          <table:table-cell office:value-type="float" office:value="75.47" calcext:value-type="float">
            <text:p>75.47</text:p>
          </table:table-cell>
          <table:table-cell table:number-columns-repeated="1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99189" calcext:value-type="float">
            <text:p>99189</text:p>
          </table:table-cell>
          <table:table-cell office:value-type="float" office:value="69.72" calcext:value-type="float">
            <text:p>69.72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99332" calcext:value-type="float">
            <text:p>99332</text:p>
          </table:table-cell>
          <table:table-cell office:value-type="float" office:value="74.48" calcext:value-type="float">
            <text:p>74.48</text:p>
          </table:table-cell>
          <table:table-cell table:number-columns-repeated="1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99176" calcext:value-type="float">
            <text:p>99176</text:p>
          </table:table-cell>
          <table:table-cell office:value-type="float" office:value="68.73" calcext:value-type="float">
            <text:p>68.73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99322" calcext:value-type="float">
            <text:p>99322</text:p>
          </table:table-cell>
          <table:table-cell office:value-type="float" office:value="73.49" calcext:value-type="float">
            <text:p>73.49</text:p>
          </table:table-cell>
          <table:table-cell table:number-columns-repeated="11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99164" calcext:value-type="float">
            <text:p>99164</text:p>
          </table:table-cell>
          <table:table-cell office:value-type="float" office:value="67.74" calcext:value-type="float">
            <text:p>67.7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99313" calcext:value-type="float">
            <text:p>99313</text:p>
          </table:table-cell>
          <table:table-cell office:value-type="float" office:value="72.5" calcext:value-type="float">
            <text:p>72.5</text:p>
          </table:table-cell>
          <table:table-cell table:number-columns-repeated="1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99155" calcext:value-type="float">
            <text:p>99155</text:p>
          </table:table-cell>
          <table:table-cell office:value-type="float" office:value="66.74" calcext:value-type="float">
            <text:p>66.7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99304" calcext:value-type="float">
            <text:p>99304</text:p>
          </table:table-cell>
          <table:table-cell office:value-type="float" office:value="71.5" calcext:value-type="float">
            <text:p>71.5</text:p>
          </table:table-cell>
          <table:table-cell table:number-columns-repeated="1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99147" calcext:value-type="float">
            <text:p>99147</text:p>
          </table:table-cell>
          <table:table-cell office:value-type="float" office:value="65.75" calcext:value-type="float">
            <text:p>65.7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99295" calcext:value-type="float">
            <text:p>99295</text:p>
          </table:table-cell>
          <table:table-cell office:value-type="float" office:value="70.51" calcext:value-type="float">
            <text:p>70.51</text:p>
          </table:table-cell>
          <table:table-cell table:number-columns-repeated="1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99138" calcext:value-type="float">
            <text:p>99138</text:p>
          </table:table-cell>
          <table:table-cell office:value-type="float" office:value="64.76" calcext:value-type="float">
            <text:p>64.7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99285" calcext:value-type="float">
            <text:p>99285</text:p>
          </table:table-cell>
          <table:table-cell office:value-type="float" office:value="69.52" calcext:value-type="float">
            <text:p>69.52</text:p>
          </table:table-cell>
          <table:table-cell table:number-columns-repeated="1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99126" calcext:value-type="float">
            <text:p>99126</text:p>
          </table:table-cell>
          <table:table-cell office:value-type="float" office:value="63.76" calcext:value-type="float">
            <text:p>63.7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99274" calcext:value-type="float">
            <text:p>99274</text:p>
          </table:table-cell>
          <table:table-cell office:value-type="float" office:value="68.52" calcext:value-type="float">
            <text:p>68.52</text:p>
          </table:table-cell>
          <table:table-cell table:number-columns-repeated="1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99106" calcext:value-type="float">
            <text:p>99106</text:p>
          </table:table-cell>
          <table:table-cell office:value-type="float" office:value="62.78" calcext:value-type="float">
            <text:p>62.7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99261" calcext:value-type="float">
            <text:p>99261</text:p>
          </table:table-cell>
          <table:table-cell office:value-type="float" office:value="67.53" calcext:value-type="float">
            <text:p>67.53</text:p>
          </table:table-cell>
          <table:table-cell table:number-columns-repeated="1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99074" calcext:value-type="float">
            <text:p>99074</text:p>
          </table:table-cell>
          <table:table-cell office:value-type="float" office:value="61.8" calcext:value-type="float">
            <text:p>61.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99244" calcext:value-type="float">
            <text:p>99244</text:p>
          </table:table-cell>
          <table:table-cell office:value-type="float" office:value="66.54" calcext:value-type="float">
            <text:p>66.54</text:p>
          </table:table-cell>
          <table:table-cell table:number-columns-repeated="1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99030" calcext:value-type="float">
            <text:p>99030</text:p>
          </table:table-cell>
          <table:table-cell office:value-type="float" office:value="60.82" calcext:value-type="float">
            <text:p>60.82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99223" calcext:value-type="float">
            <text:p>99223</text:p>
          </table:table-cell>
          <table:table-cell office:value-type="float" office:value="65.56" calcext:value-type="float">
            <text:p>65.56</text:p>
          </table:table-cell>
          <table:table-cell table:number-columns-repeated="1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98975" calcext:value-type="float">
            <text:p>98975</text:p>
          </table:table-cell>
          <table:table-cell office:value-type="float" office:value="59.86" calcext:value-type="float">
            <text:p>59.86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99199" calcext:value-type="float">
            <text:p>99199</text:p>
          </table:table-cell>
          <table:table-cell office:value-type="float" office:value="64.57" calcext:value-type="float">
            <text:p>64.57</text:p>
          </table:table-cell>
          <table:table-cell table:number-columns-repeated="1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98906" calcext:value-type="float">
            <text:p>98906</text:p>
          </table:table-cell>
          <table:table-cell office:value-type="float" office:value="58.9" calcext:value-type="float">
            <text:p>58.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99171" calcext:value-type="float">
            <text:p>99171</text:p>
          </table:table-cell>
          <table:table-cell office:value-type="float" office:value="63.59" calcext:value-type="float">
            <text:p>63.59</text:p>
          </table:table-cell>
          <table:table-cell table:number-columns-repeated="1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98825" calcext:value-type="float">
            <text:p>98825</text:p>
          </table:table-cell>
          <table:table-cell office:value-type="float" office:value="57.95" calcext:value-type="float">
            <text:p>57.95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99139" calcext:value-type="float">
            <text:p>99139</text:p>
          </table:table-cell>
          <table:table-cell office:value-type="float" office:value="62.61" calcext:value-type="float">
            <text:p>62.61</text:p>
          </table:table-cell>
          <table:table-cell table:number-columns-repeated="1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98731" calcext:value-type="float">
            <text:p>98731</text:p>
          </table:table-cell>
          <table:table-cell office:value-type="float" office:value="57" calcext:value-type="float">
            <text:p>5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99105" calcext:value-type="float">
            <text:p>99105</text:p>
          </table:table-cell>
          <table:table-cell office:value-type="float" office:value="61.63" calcext:value-type="float">
            <text:p>61.63</text:p>
          </table:table-cell>
          <table:table-cell table:number-columns-repeated="1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98624" calcext:value-type="float">
            <text:p>98624</text:p>
          </table:table-cell>
          <table:table-cell office:value-type="float" office:value="56.06" calcext:value-type="float">
            <text:p>56.0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99066" calcext:value-type="float">
            <text:p>99066</text:p>
          </table:table-cell>
          <table:table-cell office:value-type="float" office:value="60.66" calcext:value-type="float">
            <text:p>60.66</text:p>
          </table:table-cell>
          <table:table-cell table:number-columns-repeated="11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98505" calcext:value-type="float">
            <text:p>98505</text:p>
          </table:table-cell>
          <table:table-cell office:value-type="float" office:value="55.13" calcext:value-type="float">
            <text:p>55.13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99024" calcext:value-type="float">
            <text:p>99024</text:p>
          </table:table-cell>
          <table:table-cell office:value-type="float" office:value="59.68" calcext:value-type="float">
            <text:p>59.68</text:p>
          </table:table-cell>
          <table:table-cell table:number-columns-repeated="1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98376" calcext:value-type="float">
            <text:p>98376</text:p>
          </table:table-cell>
          <table:table-cell office:value-type="float" office:value="54.2" calcext:value-type="float">
            <text:p>54.2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98979" calcext:value-type="float">
            <text:p>98979</text:p>
          </table:table-cell>
          <table:table-cell office:value-type="float" office:value="58.71" calcext:value-type="float">
            <text:p>58.71</text:p>
          </table:table-cell>
          <table:table-cell table:number-columns-repeated="11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98244" calcext:value-type="float">
            <text:p>98244</text:p>
          </table:table-cell>
          <table:table-cell office:value-type="float" office:value="53.27" calcext:value-type="float">
            <text:p>53.27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98932" calcext:value-type="float">
            <text:p>98932</text:p>
          </table:table-cell>
          <table:table-cell office:value-type="float" office:value="57.74" calcext:value-type="float">
            <text:p>57.74</text:p>
          </table:table-cell>
          <table:table-cell table:number-columns-repeated="1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98111" calcext:value-type="float">
            <text:p>98111</text:p>
          </table:table-cell>
          <table:table-cell office:value-type="float" office:value="52.34" calcext:value-type="float">
            <text:p>52.3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98883" calcext:value-type="float">
            <text:p>98883</text:p>
          </table:table-cell>
          <table:table-cell office:value-type="float" office:value="56.77" calcext:value-type="float">
            <text:p>56.77</text:p>
          </table:table-cell>
          <table:table-cell table:number-columns-repeated="1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97980" calcext:value-type="float">
            <text:p>97980</text:p>
          </table:table-cell>
          <table:table-cell office:value-type="float" office:value="51.41" calcext:value-type="float">
            <text:p>51.41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98833" calcext:value-type="float">
            <text:p>98833</text:p>
          </table:table-cell>
          <table:table-cell office:value-type="float" office:value="55.79" calcext:value-type="float">
            <text:p>55.79</text:p>
          </table:table-cell>
          <table:table-cell table:number-columns-repeated="1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97848" calcext:value-type="float">
            <text:p>97848</text:p>
          </table:table-cell>
          <table:table-cell office:value-type="float" office:value="50.48" calcext:value-type="float">
            <text:p>50.48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98780" calcext:value-type="float">
            <text:p>98780</text:p>
          </table:table-cell>
          <table:table-cell office:value-type="float" office:value="54.82" calcext:value-type="float">
            <text:p>54.82</text:p>
          </table:table-cell>
          <table:table-cell table:number-columns-repeated="11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97717" calcext:value-type="float">
            <text:p>97717</text:p>
          </table:table-cell>
          <table:table-cell office:value-type="float" office:value="49.55" calcext:value-type="float">
            <text:p>49.55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98726" calcext:value-type="float">
            <text:p>98726</text:p>
          </table:table-cell>
          <table:table-cell office:value-type="float" office:value="53.85" calcext:value-type="float">
            <text:p>53.85</text:p>
          </table:table-cell>
          <table:table-cell table:number-columns-repeated="11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97584" calcext:value-type="float">
            <text:p>97584</text:p>
          </table:table-cell>
          <table:table-cell office:value-type="float" office:value="48.62" calcext:value-type="float">
            <text:p>48.6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98668" calcext:value-type="float">
            <text:p>98668</text:p>
          </table:table-cell>
          <table:table-cell office:value-type="float" office:value="52.88" calcext:value-type="float">
            <text:p>52.88</text:p>
          </table:table-cell>
          <table:table-cell table:number-columns-repeated="1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97450" calcext:value-type="float">
            <text:p>97450</text:p>
          </table:table-cell>
          <table:table-cell office:value-type="float" office:value="47.68" calcext:value-type="float">
            <text:p>47.68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98608" calcext:value-type="float">
            <text:p>98608</text:p>
          </table:table-cell>
          <table:table-cell office:value-type="float" office:value="51.92" calcext:value-type="float">
            <text:p>51.92</text:p>
          </table:table-cell>
          <table:table-cell table:number-columns-repeated="1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97313" calcext:value-type="float">
            <text:p>97313</text:p>
          </table:table-cell>
          <table:table-cell office:value-type="float" office:value="46.75" calcext:value-type="float">
            <text:p>46.7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98545" calcext:value-type="float">
            <text:p>98545</text:p>
          </table:table-cell>
          <table:table-cell office:value-type="float" office:value="50.95" calcext:value-type="float">
            <text:p>50.95</text:p>
          </table:table-cell>
          <table:table-cell table:number-columns-repeated="1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97173" calcext:value-type="float">
            <text:p>97173</text:p>
          </table:table-cell>
          <table:table-cell office:value-type="float" office:value="45.82" calcext:value-type="float">
            <text:p>45.8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98479" calcext:value-type="float">
            <text:p>98479</text:p>
          </table:table-cell>
          <table:table-cell office:value-type="float" office:value="49.98" calcext:value-type="float">
            <text:p>49.98</text:p>
          </table:table-cell>
          <table:table-cell table:number-columns-repeated="1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97031" calcext:value-type="float">
            <text:p>97031</text:p>
          </table:table-cell>
          <table:table-cell office:value-type="float" office:value="44.88" calcext:value-type="float">
            <text:p>44.88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98408" calcext:value-type="float">
            <text:p>98408</text:p>
          </table:table-cell>
          <table:table-cell office:value-type="float" office:value="49.02" calcext:value-type="float">
            <text:p>49.02</text:p>
          </table:table-cell>
          <table:table-cell table:number-columns-repeated="1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96885" calcext:value-type="float">
            <text:p>96885</text:p>
          </table:table-cell>
          <table:table-cell office:value-type="float" office:value="43.95" calcext:value-type="float">
            <text:p>43.9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98332" calcext:value-type="float">
            <text:p>98332</text:p>
          </table:table-cell>
          <table:table-cell office:value-type="float" office:value="48.06" calcext:value-type="float">
            <text:p>48.06</text:p>
          </table:table-cell>
          <table:table-cell table:number-columns-repeated="11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96736" calcext:value-type="float">
            <text:p>96736</text:p>
          </table:table-cell>
          <table:table-cell office:value-type="float" office:value="43.02" calcext:value-type="float">
            <text:p>43.02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98252" calcext:value-type="float">
            <text:p>98252</text:p>
          </table:table-cell>
          <table:table-cell office:value-type="float" office:value="47.1" calcext:value-type="float">
            <text:p>47.1</text:p>
          </table:table-cell>
          <table:table-cell table:number-columns-repeated="11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96582" calcext:value-type="float">
            <text:p>96582</text:p>
          </table:table-cell>
          <table:table-cell office:value-type="float" office:value="42.08" calcext:value-type="float">
            <text:p>42.08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98166" calcext:value-type="float">
            <text:p>98166</text:p>
          </table:table-cell>
          <table:table-cell office:value-type="float" office:value="46.14" calcext:value-type="float">
            <text:p>46.14</text:p>
          </table:table-cell>
          <table:table-cell table:number-columns-repeated="11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96422" calcext:value-type="float">
            <text:p>96422</text:p>
          </table:table-cell>
          <table:table-cell office:value-type="float" office:value="41.15" calcext:value-type="float">
            <text:p>41.15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98073" calcext:value-type="float">
            <text:p>98073</text:p>
          </table:table-cell>
          <table:table-cell office:value-type="float" office:value="45.18" calcext:value-type="float">
            <text:p>45.18</text:p>
          </table:table-cell>
          <table:table-cell table:number-columns-repeated="11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96254" calcext:value-type="float">
            <text:p>96254</text:p>
          </table:table-cell>
          <table:table-cell office:value-type="float" office:value="40.22" calcext:value-type="float">
            <text:p>40.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97972" calcext:value-type="float">
            <text:p>97972</text:p>
          </table:table-cell>
          <table:table-cell office:value-type="float" office:value="44.23" calcext:value-type="float">
            <text:p>44.23</text:p>
          </table:table-cell>
          <table:table-cell table:number-columns-repeated="11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96077" calcext:value-type="float">
            <text:p>96077</text:p>
          </table:table-cell>
          <table:table-cell office:value-type="float" office:value="39.3" calcext:value-type="float">
            <text:p>39.3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97865" calcext:value-type="float">
            <text:p>97865</text:p>
          </table:table-cell>
          <table:table-cell office:value-type="float" office:value="43.27" calcext:value-type="float">
            <text:p>43.27</text:p>
          </table:table-cell>
          <table:table-cell table:number-columns-repeated="11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95889" calcext:value-type="float">
            <text:p>95889</text:p>
          </table:table-cell>
          <table:table-cell office:value-type="float" office:value="38.37" calcext:value-type="float">
            <text:p>38.37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97749" calcext:value-type="float">
            <text:p>97749</text:p>
          </table:table-cell>
          <table:table-cell office:value-type="float" office:value="42.32" calcext:value-type="float">
            <text:p>42.32</text:p>
          </table:table-cell>
          <table:table-cell table:number-columns-repeated="11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95689" calcext:value-type="float">
            <text:p>95689</text:p>
          </table:table-cell>
          <table:table-cell office:value-type="float" office:value="37.45" calcext:value-type="float">
            <text:p>37.45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97624" calcext:value-type="float">
            <text:p>97624</text:p>
          </table:table-cell>
          <table:table-cell office:value-type="float" office:value="41.38" calcext:value-type="float">
            <text:p>41.38</text:p>
          </table:table-cell>
          <table:table-cell table:number-columns-repeated="1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95475" calcext:value-type="float">
            <text:p>95475</text:p>
          </table:table-cell>
          <table:table-cell office:value-type="float" office:value="36.53" calcext:value-type="float">
            <text:p>36.53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97488" calcext:value-type="float">
            <text:p>97488</text:p>
          </table:table-cell>
          <table:table-cell office:value-type="float" office:value="40.43" calcext:value-type="float">
            <text:p>40.43</text:p>
          </table:table-cell>
          <table:table-cell table:number-columns-repeated="1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95242" calcext:value-type="float">
            <text:p>95242</text:p>
          </table:table-cell>
          <table:table-cell office:value-type="float" office:value="35.62" calcext:value-type="float">
            <text:p>35.62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97340" calcext:value-type="float">
            <text:p>97340</text:p>
          </table:table-cell>
          <table:table-cell office:value-type="float" office:value="39.5" calcext:value-type="float">
            <text:p>39.5</text:p>
          </table:table-cell>
          <table:table-cell table:number-columns-repeated="11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94986" calcext:value-type="float">
            <text:p>94986</text:p>
          </table:table-cell>
          <table:table-cell office:value-type="float" office:value="34.72" calcext:value-type="float">
            <text:p>34.72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97177" calcext:value-type="float">
            <text:p>97177</text:p>
          </table:table-cell>
          <table:table-cell office:value-type="float" office:value="38.56" calcext:value-type="float">
            <text:p>38.56</text:p>
          </table:table-cell>
          <table:table-cell table:number-columns-repeated="1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94704" calcext:value-type="float">
            <text:p>94704</text:p>
          </table:table-cell>
          <table:table-cell office:value-type="float" office:value="33.82" calcext:value-type="float">
            <text:p>33.82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96997" calcext:value-type="float">
            <text:p>96997</text:p>
          </table:table-cell>
          <table:table-cell office:value-type="float" office:value="37.63" calcext:value-type="float">
            <text:p>37.63</text:p>
          </table:table-cell>
          <table:table-cell table:number-columns-repeated="1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94392" calcext:value-type="float">
            <text:p>94392</text:p>
          </table:table-cell>
          <table:table-cell office:value-type="float" office:value="32.93" calcext:value-type="float">
            <text:p>32.93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96797" calcext:value-type="float">
            <text:p>96797</text:p>
          </table:table-cell>
          <table:table-cell office:value-type="float" office:value="36.71" calcext:value-type="float">
            <text:p>36.71</text:p>
          </table:table-cell>
          <table:table-cell table:number-columns-repeated="1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94048" calcext:value-type="float">
            <text:p>94048</text:p>
          </table:table-cell>
          <table:table-cell office:value-type="float" office:value="32.05" calcext:value-type="float">
            <text:p>32.05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96578" calcext:value-type="float">
            <text:p>96578</text:p>
          </table:table-cell>
          <table:table-cell office:value-type="float" office:value="35.79" calcext:value-type="float">
            <text:p>35.79</text:p>
          </table:table-cell>
          <table:table-cell table:number-columns-repeated="1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93672" calcext:value-type="float">
            <text:p>93672</text:p>
          </table:table-cell>
          <table:table-cell office:value-type="float" office:value="31.17" calcext:value-type="float">
            <text:p>31.17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96339" calcext:value-type="float">
            <text:p>96339</text:p>
          </table:table-cell>
          <table:table-cell office:value-type="float" office:value="34.88" calcext:value-type="float">
            <text:p>34.88</text:p>
          </table:table-cell>
          <table:table-cell table:number-columns-repeated="1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93263" calcext:value-type="float">
            <text:p>93263</text:p>
          </table:table-cell>
          <table:table-cell office:value-type="float" office:value="30.31" calcext:value-type="float">
            <text:p>30.31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96078" calcext:value-type="float">
            <text:p>96078</text:p>
          </table:table-cell>
          <table:table-cell office:value-type="float" office:value="33.97" calcext:value-type="float">
            <text:p>33.97</text:p>
          </table:table-cell>
          <table:table-cell table:number-columns-repeated="1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92820" calcext:value-type="float">
            <text:p>92820</text:p>
          </table:table-cell>
          <table:table-cell office:value-type="float" office:value="29.45" calcext:value-type="float">
            <text:p>29.45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95795" calcext:value-type="float">
            <text:p>95795</text:p>
          </table:table-cell>
          <table:table-cell office:value-type="float" office:value="33.07" calcext:value-type="float">
            <text:p>33.07</text:p>
          </table:table-cell>
          <table:table-cell table:number-columns-repeated="1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92342" calcext:value-type="float">
            <text:p>92342</text:p>
          </table:table-cell>
          <table:table-cell office:value-type="float" office:value="28.6" calcext:value-type="float">
            <text:p>28.6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95487" calcext:value-type="float">
            <text:p>95487</text:p>
          </table:table-cell>
          <table:table-cell office:value-type="float" office:value="32.18" calcext:value-type="float">
            <text:p>32.18</text:p>
          </table:table-cell>
          <table:table-cell table:number-columns-repeated="11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91825" calcext:value-type="float">
            <text:p>91825</text:p>
          </table:table-cell>
          <table:table-cell office:value-type="float" office:value="27.76" calcext:value-type="float">
            <text:p>27.76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95155" calcext:value-type="float">
            <text:p>95155</text:p>
          </table:table-cell>
          <table:table-cell office:value-type="float" office:value="31.29" calcext:value-type="float">
            <text:p>31.29</text:p>
          </table:table-cell>
          <table:table-cell table:number-columns-repeated="11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91267" calcext:value-type="float">
            <text:p>91267</text:p>
          </table:table-cell>
          <table:table-cell office:value-type="float" office:value="26.93" calcext:value-type="float">
            <text:p>26.93</text:p>
          </table:table-cell>
          <table:table-cell office:value-type="float" office:value="0.004" calcext:value-type="float">
            <text:p>0.004</text:p>
          </table:table-cell>
          <table:table-cell office:value-type="float" office:value="94798" calcext:value-type="float">
            <text:p>94798</text:p>
          </table:table-cell>
          <table:table-cell office:value-type="float" office:value="30.4" calcext:value-type="float">
            <text:p>30.4</text:p>
          </table:table-cell>
          <table:table-cell table:number-columns-repeated="11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90664" calcext:value-type="float">
            <text:p>90664</text:p>
          </table:table-cell>
          <table:table-cell office:value-type="float" office:value="26.1" calcext:value-type="float">
            <text:p>26.1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94418" calcext:value-type="float">
            <text:p>94418</text:p>
          </table:table-cell>
          <table:table-cell office:value-type="float" office:value="29.52" calcext:value-type="float">
            <text:p>29.52</text:p>
          </table:table-cell>
          <table:table-cell table:number-columns-repeated="1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90013" calcext:value-type="float">
            <text:p>90013</text:p>
          </table:table-cell>
          <table:table-cell office:value-type="float" office:value="25.29" calcext:value-type="float">
            <text:p>25.29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94017" calcext:value-type="float">
            <text:p>94017</text:p>
          </table:table-cell>
          <table:table-cell office:value-type="float" office:value="28.65" calcext:value-type="float">
            <text:p>28.65</text:p>
          </table:table-cell>
          <table:table-cell table:number-columns-repeated="1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89311" calcext:value-type="float">
            <text:p>89311</text:p>
          </table:table-cell>
          <table:table-cell office:value-type="float" office:value="24.48" calcext:value-type="float">
            <text:p>24.48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93593" calcext:value-type="float">
            <text:p>93593</text:p>
          </table:table-cell>
          <table:table-cell office:value-type="float" office:value="27.77" calcext:value-type="float">
            <text:p>27.77</text:p>
          </table:table-cell>
          <table:table-cell table:number-columns-repeated="11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009095" calcext:value-type="float">
            <text:p>0.009095</text:p>
          </table:table-cell>
          <table:table-cell office:value-type="float" office:value="88555" calcext:value-type="float">
            <text:p>88555</text:p>
          </table:table-cell>
          <table:table-cell office:value-type="float" office:value="23.69" calcext:value-type="float">
            <text:p>23.69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93140" calcext:value-type="float">
            <text:p>93140</text:p>
          </table:table-cell>
          <table:table-cell office:value-type="float" office:value="26.91" calcext:value-type="float">
            <text:p>26.91</text:p>
          </table:table-cell>
          <table:table-cell table:number-columns-repeated="1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09676" calcext:value-type="float">
            <text:p>0.009676</text:p>
          </table:table-cell>
          <table:table-cell office:value-type="float" office:value="87750" calcext:value-type="float">
            <text:p>87750</text:p>
          </table:table-cell>
          <table:table-cell office:value-type="float" office:value="22.9" calcext:value-type="float">
            <text:p>22.9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92657" calcext:value-type="float">
            <text:p>92657</text:p>
          </table:table-cell>
          <table:table-cell office:value-type="float" office:value="26.04" calcext:value-type="float">
            <text:p>26.04</text:p>
          </table:table-cell>
          <table:table-cell table:number-columns-repeated="11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10245" calcext:value-type="float">
            <text:p>0.010245</text:p>
          </table:table-cell>
          <table:table-cell office:value-type="float" office:value="86901" calcext:value-type="float">
            <text:p>86901</text:p>
          </table:table-cell>
          <table:table-cell office:value-type="float" office:value="22.12" calcext:value-type="float">
            <text:p>22.12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92141" calcext:value-type="float">
            <text:p>92141</text:p>
          </table:table-cell>
          <table:table-cell office:value-type="float" office:value="25.19" calcext:value-type="float">
            <text:p>25.19</text:p>
          </table:table-cell>
          <table:table-cell table:number-columns-repeated="1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0865" calcext:value-type="float">
            <text:p>0.010865</text:p>
          </table:table-cell>
          <table:table-cell office:value-type="float" office:value="86010" calcext:value-type="float">
            <text:p>86010</text:p>
          </table:table-cell>
          <table:table-cell office:value-type="float" office:value="21.34" calcext:value-type="float">
            <text:p>21.34</text:p>
          </table:table-cell>
          <table:table-cell office:value-type="float" office:value="0.006489" calcext:value-type="float">
            <text:p>0.006489</text:p>
          </table:table-cell>
          <table:table-cell office:value-type="float" office:value="91588" calcext:value-type="float">
            <text:p>91588</text:p>
          </table:table-cell>
          <table:table-cell office:value-type="float" office:value="24.34" calcext:value-type="float">
            <text:p>24.34</text:p>
          </table:table-cell>
          <table:table-cell table:number-columns-repeated="1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85076" calcext:value-type="float">
            <text:p>85076</text:p>
          </table:table-cell>
          <table:table-cell office:value-type="float" office:value="20.57" calcext:value-type="float">
            <text:p>20.57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90994" calcext:value-type="float">
            <text:p>90994</text:p>
          </table:table-cell>
          <table:table-cell office:value-type="float" office:value="23.49" calcext:value-type="float">
            <text:p>23.49</text:p>
          </table:table-cell>
          <table:table-cell table:number-columns-repeated="11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12444" calcext:value-type="float">
            <text:p>0.012444</text:p>
          </table:table-cell>
          <table:table-cell office:value-type="float" office:value="84090" calcext:value-type="float">
            <text:p>84090</text:p>
          </table:table-cell>
          <table:table-cell office:value-type="float" office:value="19.81" calcext:value-type="float">
            <text:p>19.81</text:p>
          </table:table-cell>
          <table:table-cell office:value-type="float" office:value="0.007686" calcext:value-type="float">
            <text:p>0.007686</text:p>
          </table:table-cell>
          <table:table-cell office:value-type="float" office:value="90352" calcext:value-type="float">
            <text:p>90352</text:p>
          </table:table-cell>
          <table:table-cell office:value-type="float" office:value="22.65" calcext:value-type="float">
            <text:p>22.65</text:p>
          </table:table-cell>
          <table:table-cell table:number-columns-repeated="1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83043" calcext:value-type="float">
            <text:p>83043</text:p>
          </table:table-cell>
          <table:table-cell office:value-type="float" office:value="19.05" calcext:value-type="float">
            <text:p>19.05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89658" calcext:value-type="float">
            <text:p>89658</text:p>
          </table:table-cell>
          <table:table-cell office:value-type="float" office:value="21.83" calcext:value-type="float">
            <text:p>21.83</text:p>
          </table:table-cell>
          <table:table-cell table:number-columns-repeated="11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14608" calcext:value-type="float">
            <text:p>0.014608</text:p>
          </table:table-cell>
          <table:table-cell office:value-type="float" office:value="81926" calcext:value-type="float">
            <text:p>81926</text:p>
          </table:table-cell>
          <table:table-cell office:value-type="float" office:value="18.3" calcext:value-type="float">
            <text:p>18.3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88903" calcext:value-type="float">
            <text:p>88903</text:p>
          </table:table-cell>
          <table:table-cell office:value-type="float" office:value="21.01" calcext:value-type="float">
            <text:p>21.01</text:p>
          </table:table-cell>
          <table:table-cell table:number-columns-repeated="11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80729" calcext:value-type="float">
            <text:p>80729</text:p>
          </table:table-cell>
          <table:table-cell office:value-type="float" office:value="17.57" calcext:value-type="float">
            <text:p>17.57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88081" calcext:value-type="float">
            <text:p>88081</text:p>
          </table:table-cell>
          <table:table-cell office:value-type="float" office:value="20.2" calcext:value-type="float">
            <text:p>20.2</text:p>
          </table:table-cell>
          <table:table-cell table:number-columns-repeated="11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79444" calcext:value-type="float">
            <text:p>79444</text:p>
          </table:table-cell>
          <table:table-cell office:value-type="float" office:value="16.84" calcext:value-type="float">
            <text:p>16.84</text:p>
          </table:table-cell>
          <table:table-cell office:value-type="float" office:value="0.011255" calcext:value-type="float">
            <text:p>0.011255</text:p>
          </table:table-cell>
          <table:table-cell office:value-type="float" office:value="87182" calcext:value-type="float">
            <text:p>87182</text:p>
          </table:table-cell>
          <table:table-cell office:value-type="float" office:value="19.4" calcext:value-type="float">
            <text:p>19.4</text:p>
          </table:table-cell>
          <table:table-cell table:number-columns-repeated="11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018895" calcext:value-type="float">
            <text:p>0.018895</text:p>
          </table:table-cell>
          <table:table-cell office:value-type="float" office:value="78064" calcext:value-type="float">
            <text:p>78064</text:p>
          </table:table-cell>
          <table:table-cell office:value-type="float" office:value="16.13" calcext:value-type="float">
            <text:p>16.13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86201" calcext:value-type="float">
            <text:p>86201</text:p>
          </table:table-cell>
          <table:table-cell office:value-type="float" office:value="18.62" calcext:value-type="float">
            <text:p>18.62</text:p>
          </table:table-cell>
          <table:table-cell table:number-columns-repeated="11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76589" calcext:value-type="float">
            <text:p>76589</text:p>
          </table:table-cell>
          <table:table-cell office:value-type="float" office:value="15.43" calcext:value-type="float">
            <text:p>15.43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85135" calcext:value-type="float">
            <text:p>85135</text:p>
          </table:table-cell>
          <table:table-cell office:value-type="float" office:value="17.84" calcext:value-type="float">
            <text:p>17.84</text:p>
          </table:table-cell>
          <table:table-cell table:number-columns-repeated="11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022191" calcext:value-type="float">
            <text:p>0.022191</text:p>
          </table:table-cell>
          <table:table-cell office:value-type="float" office:value="75020" calcext:value-type="float">
            <text:p>75020</text:p>
          </table:table-cell>
          <table:table-cell office:value-type="float" office:value="14.75" calcext:value-type="float">
            <text:p>14.75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83982" calcext:value-type="float">
            <text:p>83982</text:p>
          </table:table-cell>
          <table:table-cell office:value-type="float" office:value="17.08" calcext:value-type="float">
            <text:p>17.08</text:p>
          </table:table-cell>
          <table:table-cell table:number-columns-repeated="11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4139" calcext:value-type="float">
            <text:p>0.024139</text:p>
          </table:table-cell>
          <table:table-cell office:value-type="float" office:value="73355" calcext:value-type="float">
            <text:p>73355</text:p>
          </table:table-cell>
          <table:table-cell office:value-type="float" office:value="14.07" calcext:value-type="float">
            <text:p>14.07</text:p>
          </table:table-cell>
          <table:table-cell office:value-type="float" office:value="0.016233" calcext:value-type="float">
            <text:p>0.016233</text:p>
          </table:table-cell>
          <table:table-cell office:value-type="float" office:value="82740" calcext:value-type="float">
            <text:p>82740</text:p>
          </table:table-cell>
          <table:table-cell office:value-type="float" office:value="16.33" calcext:value-type="float">
            <text:p>16.33</text:p>
          </table:table-cell>
          <table:table-cell table:number-columns-repeated="11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71584" calcext:value-type="float">
            <text:p>71584</text:p>
          </table:table-cell>
          <table:table-cell office:value-type="float" office:value="13.4" calcext:value-type="float">
            <text:p>13.4</text:p>
          </table:table-cell>
          <table:table-cell office:value-type="float" office:value="0.017882" calcext:value-type="float">
            <text:p>0.017882</text:p>
          </table:table-cell>
          <table:table-cell office:value-type="float" office:value="81397" calcext:value-type="float">
            <text:p>81397</text:p>
          </table:table-cell>
          <table:table-cell office:value-type="float" office:value="15.59" calcext:value-type="float">
            <text:p>15.59</text:p>
          </table:table-cell>
          <table:table-cell table:number-columns-repeated="11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028808" calcext:value-type="float">
            <text:p>0.028808</text:p>
          </table:table-cell>
          <table:table-cell office:value-type="float" office:value="69697" calcext:value-type="float">
            <text:p>69697</text:p>
          </table:table-cell>
          <table:table-cell office:value-type="float" office:value="12.75" calcext:value-type="float">
            <text:p>12.75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79941" calcext:value-type="float">
            <text:p>79941</text:p>
          </table:table-cell>
          <table:table-cell office:value-type="float" office:value="14.87" calcext:value-type="float">
            <text:p>14.87</text:p>
          </table:table-cell>
          <table:table-cell table:number-columns-repeated="11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67689" calcext:value-type="float">
            <text:p>67689</text:p>
          </table:table-cell>
          <table:table-cell office:value-type="float" office:value="12.12" calcext:value-type="float">
            <text:p>12.12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78367" calcext:value-type="float">
            <text:p>78367</text:p>
          </table:table-cell>
          <table:table-cell office:value-type="float" office:value="14.16" calcext:value-type="float">
            <text:p>14.16</text:p>
          </table:table-cell>
          <table:table-cell table:number-columns-repeated="11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34442" calcext:value-type="float">
            <text:p>0.034442</text:p>
          </table:table-cell>
          <table:table-cell office:value-type="float" office:value="65558" calcext:value-type="float">
            <text:p>65558</text:p>
          </table:table-cell>
          <table:table-cell office:value-type="float" office:value="11.49" calcext:value-type="float">
            <text:p>11.49</text:p>
          </table:table-cell>
          <table:table-cell office:value-type="float" office:value="0.023866" calcext:value-type="float">
            <text:p>0.023866</text:p>
          </table:table-cell>
          <table:table-cell office:value-type="float" office:value="76669" calcext:value-type="float">
            <text:p>76669</text:p>
          </table:table-cell>
          <table:table-cell office:value-type="float" office:value="13.46" calcext:value-type="float">
            <text:p>13.46</text:p>
          </table:table-cell>
          <table:table-cell table:number-columns-repeated="11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63300" calcext:value-type="float">
            <text:p>63300</text:p>
          </table:table-cell>
          <table:table-cell office:value-type="float" office:value="10.89" calcext:value-type="float">
            <text:p>10.89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74839" calcext:value-type="float">
            <text:p>74839</text:p>
          </table:table-cell>
          <table:table-cell office:value-type="float" office:value="12.77" calcext:value-type="float">
            <text:p>12.77</text:p>
          </table:table-cell>
          <table:table-cell table:number-columns-repeated="11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041725" calcext:value-type="float">
            <text:p>0.041725</text:p>
          </table:table-cell>
          <table:table-cell office:value-type="float" office:value="60904" calcext:value-type="float">
            <text:p>60904</text:p>
          </table:table-cell>
          <table:table-cell office:value-type="float" office:value="10.3" calcext:value-type="float">
            <text:p>10.3</text:p>
          </table:table-cell>
          <table:table-cell office:value-type="float" office:value="0.029368" calcext:value-type="float">
            <text:p>0.029368</text:p>
          </table:table-cell>
          <table:table-cell office:value-type="float" office:value="72860" calcext:value-type="float">
            <text:p>72860</text:p>
          </table:table-cell>
          <table:table-cell office:value-type="float" office:value="12.11" calcext:value-type="float">
            <text:p>12.11</text:p>
          </table:table-cell>
          <table:table-cell table:number-columns-repeated="11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045932" calcext:value-type="float">
            <text:p>0.045932</text:p>
          </table:table-cell>
          <table:table-cell office:value-type="float" office:value="58363" calcext:value-type="float">
            <text:p>58363</text:p>
          </table:table-cell>
          <table:table-cell office:value-type="float" office:value="9.72" calcext:value-type="float">
            <text:p>9.72</text:p>
          </table:table-cell>
          <table:table-cell office:value-type="float" office:value="0.032519" calcext:value-type="float">
            <text:p>0.032519</text:p>
          </table:table-cell>
          <table:table-cell office:value-type="float" office:value="70721" calcext:value-type="float">
            <text:p>70721</text:p>
          </table:table-cell>
          <table:table-cell office:value-type="float" office:value="11.46" calcext:value-type="float">
            <text:p>11.46</text:p>
          </table:table-cell>
          <table:table-cell table:number-columns-repeated="11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050469" calcext:value-type="float">
            <text:p>0.050469</text:p>
          </table:table-cell>
          <table:table-cell office:value-type="float" office:value="55682" calcext:value-type="float">
            <text:p>55682</text:p>
          </table:table-cell>
          <table:table-cell office:value-type="float" office:value="9.17" calcext:value-type="float">
            <text:p>9.17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68421" calcext:value-type="float">
            <text:p>68421</text:p>
          </table:table-cell>
          <table:table-cell office:value-type="float" office:value="10.83" calcext:value-type="float">
            <text:p>10.83</text:p>
          </table:table-cell>
          <table:table-cell table:number-columns-repeated="11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055465" calcext:value-type="float">
            <text:p>0.055465</text:p>
          </table:table-cell>
          <table:table-cell office:value-type="float" office:value="52872" calcext:value-type="float">
            <text:p>52872</text:p>
          </table:table-cell>
          <table:table-cell office:value-type="float" office:value="8.63" calcext:value-type="float">
            <text:p>8.63</text:p>
          </table:table-cell>
          <table:table-cell office:value-type="float" office:value="0.039555" calcext:value-type="float">
            <text:p>0.039555</text:p>
          </table:table-cell>
          <table:table-cell office:value-type="float" office:value="65967" calcext:value-type="float">
            <text:p>65967</text:p>
          </table:table-cell>
          <table:table-cell office:value-type="float" office:value="10.21" calcext:value-type="float">
            <text:p>10.21</text:p>
          </table:table-cell>
          <table:table-cell table:number-columns-repeated="11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61179" calcext:value-type="float">
            <text:p>0.061179</text:p>
          </table:table-cell>
          <table:table-cell office:value-type="float" office:value="49939" calcext:value-type="float">
            <text:p>49939</text:p>
          </table:table-cell>
          <table:table-cell office:value-type="float" office:value="8.1" calcext:value-type="float">
            <text:p>8.1</text:p>
          </table:table-cell>
          <table:table-cell office:value-type="float" office:value="0.043828" calcext:value-type="float">
            <text:p>0.043828</text:p>
          </table:table-cell>
          <table:table-cell office:value-type="float" office:value="63357" calcext:value-type="float">
            <text:p>63357</text:p>
          </table:table-cell>
          <table:table-cell office:value-type="float" office:value="9.61" calcext:value-type="float">
            <text:p>9.61</text:p>
          </table:table-cell>
          <table:table-cell table:number-columns-repeated="11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067698" calcext:value-type="float">
            <text:p>0.067698</text:p>
          </table:table-cell>
          <table:table-cell office:value-type="float" office:value="46884" calcext:value-type="float">
            <text:p>46884</text:p>
          </table:table-cell>
          <table:table-cell office:value-type="float" office:value="7.6" calcext:value-type="float">
            <text:p>7.6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60580" calcext:value-type="float">
            <text:p>60580</text:p>
          </table:table-cell>
          <table:table-cell office:value-type="float" office:value="9.03" calcext:value-type="float">
            <text:p>9.03</text:p>
          </table:table-cell>
          <table:table-cell table:number-columns-repeated="11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74923" calcext:value-type="float">
            <text:p>0.074923</text:p>
          </table:table-cell>
          <table:table-cell office:value-type="float" office:value="43710" calcext:value-type="float">
            <text:p>43710</text:p>
          </table:table-cell>
          <table:table-cell office:value-type="float" office:value="7.11" calcext:value-type="float">
            <text:p>7.11</text:p>
          </table:table-cell>
          <table:table-cell office:value-type="float" office:value="0.054434" calcext:value-type="float">
            <text:p>0.054434</text:p>
          </table:table-cell>
          <table:table-cell office:value-type="float" office:value="57624" calcext:value-type="float">
            <text:p>57624</text:p>
          </table:table-cell>
          <table:table-cell office:value-type="float" office:value="8.47" calcext:value-type="float">
            <text:p>8.47</text:p>
          </table:table-cell>
          <table:table-cell table:number-columns-repeated="11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082891" calcext:value-type="float">
            <text:p>0.082891</text:p>
          </table:table-cell>
          <table:table-cell office:value-type="float" office:value="40435" calcext:value-type="float">
            <text:p>40435</text:p>
          </table:table-cell>
          <table:table-cell office:value-type="float" office:value="6.65" calcext:value-type="float">
            <text:p>6.65</text:p>
          </table:table-cell>
          <table:table-cell office:value-type="float" office:value="0.060762" calcext:value-type="float">
            <text:p>0.060762</text:p>
          </table:table-cell>
          <table:table-cell office:value-type="float" office:value="54487" calcext:value-type="float">
            <text:p>54487</text:p>
          </table:table-cell>
          <table:table-cell office:value-type="float" office:value="7.93" calcext:value-type="float">
            <text:p>7.93</text:p>
          </table:table-cell>
          <table:table-cell table:number-columns-repeated="11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37084" calcext:value-type="float">
            <text:p>37084</text:p>
          </table:table-cell>
          <table:table-cell office:value-type="float" office:value="6.21" calcext:value-type="float">
            <text:p>6.21</text:p>
          </table:table-cell>
          <table:table-cell office:value-type="float" office:value="0.067889" calcext:value-type="float">
            <text:p>0.067889</text:p>
          </table:table-cell>
          <table:table-cell office:value-type="float" office:value="51176" calcext:value-type="float">
            <text:p>51176</text:p>
          </table:table-cell>
          <table:table-cell office:value-type="float" office:value="7.41" calcext:value-type="float">
            <text:p>7.41</text:p>
          </table:table-cell>
          <table:table-cell table:number-columns-repeated="11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101575" calcext:value-type="float">
            <text:p>0.101575</text:p>
          </table:table-cell>
          <table:table-cell office:value-type="float" office:value="33682" calcext:value-type="float">
            <text:p>33682</text:p>
          </table:table-cell>
          <table:table-cell office:value-type="float" office:value="5.78" calcext:value-type="float">
            <text:p>5.78</text:p>
          </table:table-cell>
          <table:table-cell office:value-type="float" office:value="0.075926" calcext:value-type="float">
            <text:p>0.075926</text:p>
          </table:table-cell>
          <table:table-cell office:value-type="float" office:value="47702" calcext:value-type="float">
            <text:p>47702</text:p>
          </table:table-cell>
          <table:table-cell office:value-type="float" office:value="6.91" calcext:value-type="float">
            <text:p>6.91</text:p>
          </table:table-cell>
          <table:table-cell table:number-columns-repeated="11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112568" calcext:value-type="float">
            <text:p>0.112568</text:p>
          </table:table-cell>
          <table:table-cell office:value-type="float" office:value="30261" calcext:value-type="float">
            <text:p>30261</text:p>
          </table:table-cell>
          <table:table-cell office:value-type="float" office:value="5.38" calcext:value-type="float">
            <text:p>5.38</text:p>
          </table:table-cell>
          <table:table-cell office:value-type="float" office:value="0.084968" calcext:value-type="float">
            <text:p>0.084968</text:p>
          </table:table-cell>
          <table:table-cell office:value-type="float" office:value="44080" calcext:value-type="float">
            <text:p>44080</text:p>
          </table:table-cell>
          <table:table-cell office:value-type="float" office:value="6.44" calcext:value-type="float">
            <text:p>6.44</text:p>
          </table:table-cell>
          <table:table-cell table:number-columns-repeated="11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124795" calcext:value-type="float">
            <text:p>0.124795</text:p>
          </table:table-cell>
          <table:table-cell office:value-type="float" office:value="26854" calcext:value-type="float">
            <text:p>26854</text:p>
          </table:table-cell>
          <table:table-cell office:value-type="float" office:value="5" calcext:value-type="float">
            <text:p>5</text:p>
          </table:table-cell>
          <table:table-cell office:value-type="float" office:value="0.095093" calcext:value-type="float">
            <text:p>0.095093</text:p>
          </table:table-cell>
          <table:table-cell office:value-type="float" office:value="40335" calcext:value-type="float">
            <text:p>40335</text:p>
          </table:table-cell>
          <table:table-cell office:value-type="float" office:value="5.99" calcext:value-type="float">
            <text:p>5.99</text:p>
          </table:table-cell>
          <table:table-cell table:number-columns-repeated="11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138305" calcext:value-type="float">
            <text:p>0.138305</text:p>
          </table:table-cell>
          <table:table-cell office:value-type="float" office:value="23503" calcext:value-type="float">
            <text:p>23503</text:p>
          </table:table-cell>
          <table:table-cell office:value-type="float" office:value="4.64" calcext:value-type="float">
            <text:p>4.64</text:p>
          </table:table-cell>
          <table:table-cell office:value-type="float" office:value="0.106352" calcext:value-type="float">
            <text:p>0.106352</text:p>
          </table:table-cell>
          <table:table-cell office:value-type="float" office:value="36499" calcext:value-type="float">
            <text:p>36499</text:p>
          </table:table-cell>
          <table:table-cell office:value-type="float" office:value="5.56" calcext:value-type="float">
            <text:p>5.56</text:p>
          </table:table-cell>
          <table:table-cell table:number-columns-repeated="11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153107" calcext:value-type="float">
            <text:p>0.153107</text:p>
          </table:table-cell>
          <table:table-cell office:value-type="float" office:value="20253" calcext:value-type="float">
            <text:p>20253</text:p>
          </table:table-cell>
          <table:table-cell office:value-type="float" office:value="4.3" calcext:value-type="float">
            <text:p>4.3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32617" calcext:value-type="float">
            <text:p>32617</text:p>
          </table:table-cell>
          <table:table-cell office:value-type="float" office:value="5.17" calcext:value-type="float">
            <text:p>5.17</text:p>
          </table:table-cell>
          <table:table-cell table:number-columns-repeated="11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169195" calcext:value-type="float">
            <text:p>0.169195</text:p>
          </table:table-cell>
          <table:table-cell office:value-type="float" office:value="17152" calcext:value-type="float">
            <text:p>17152</text:p>
          </table:table-cell>
          <table:table-cell office:value-type="float" office:value="3.99" calcext:value-type="float">
            <text:p>3.99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28743" calcext:value-type="float">
            <text:p>28743</text:p>
          </table:table-cell>
          <table:table-cell office:value-type="float" office:value="4.8" calcext:value-type="float">
            <text:p>4.8</text:p>
          </table:table-cell>
          <table:table-cell table:number-columns-repeated="11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186543" calcext:value-type="float">
            <text:p>0.186543</text:p>
          </table:table-cell>
          <table:table-cell office:value-type="float" office:value="14250" calcext:value-type="float">
            <text:p>14250</text:p>
          </table:table-cell>
          <table:table-cell office:value-type="float" office:value="3.7" calcext:value-type="float">
            <text:p>3.7</text:p>
          </table:table-cell>
          <table:table-cell office:value-type="float" office:value="0.147181" calcext:value-type="float">
            <text:p>0.147181</text:p>
          </table:table-cell>
          <table:table-cell office:value-type="float" office:value="24938" calcext:value-type="float">
            <text:p>24938</text:p>
          </table:table-cell>
          <table:table-cell office:value-type="float" office:value="4.45" calcext:value-type="float">
            <text:p>4.45</text:p>
          </table:table-cell>
          <table:table-cell table:number-columns-repeated="11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205115" calcext:value-type="float">
            <text:p>0.205115</text:p>
          </table:table-cell>
          <table:table-cell office:value-type="float" office:value="11592" calcext:value-type="float">
            <text:p>11592</text:p>
          </table:table-cell>
          <table:table-cell office:value-type="float" office:value="3.44" calcext:value-type="float">
            <text:p>3.44</text:p>
          </table:table-cell>
          <table:table-cell office:value-type="float" office:value="0.163161" calcext:value-type="float">
            <text:p>0.163161</text:p>
          </table:table-cell>
          <table:table-cell office:value-type="float" office:value="21268" calcext:value-type="float">
            <text:p>21268</text:p>
          </table:table-cell>
          <table:table-cell office:value-type="float" office:value="4.13" calcext:value-type="float">
            <text:p>4.13</text:p>
          </table:table-cell>
          <table:table-cell table:number-columns-repeated="11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9214" calcext:value-type="float">
            <text:p>9214</text:p>
          </table:table-cell>
          <table:table-cell office:value-type="float" office:value="3.2" calcext:value-type="float">
            <text:p>3.2</text:p>
          </table:table-cell>
          <table:table-cell office:value-type="float" office:value="0.180314" calcext:value-type="float">
            <text:p>0.180314</text:p>
          </table:table-cell>
          <table:table-cell office:value-type="float" office:value="17798" calcext:value-type="float">
            <text:p>17798</text:p>
          </table:table-cell>
          <table:table-cell office:value-type="float" office:value="3.84" calcext:value-type="float">
            <text:p>3.84</text:p>
          </table:table-cell>
          <table:table-cell table:number-columns-repeated="11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245744" calcext:value-type="float">
            <text:p>0.245744</text:p>
          </table:table-cell>
          <table:table-cell office:value-type="float" office:value="7142" calcext:value-type="float">
            <text:p>7142</text:p>
          </table:table-cell>
          <table:table-cell office:value-type="float" office:value="2.98" calcext:value-type="float">
            <text:p>2.98</text:p>
          </table:table-cell>
          <table:table-cell office:value-type="float" office:value="0.198615" calcext:value-type="float">
            <text:p>0.198615</text:p>
          </table:table-cell>
          <table:table-cell office:value-type="float" office:value="14588" calcext:value-type="float">
            <text:p>14588</text:p>
          </table:table-cell>
          <table:table-cell office:value-type="float" office:value="3.58" calcext:value-type="float">
            <text:p>3.58</text:p>
          </table:table-cell>
          <table:table-cell table:number-columns-repeated="11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266454" calcext:value-type="float">
            <text:p>0.266454</text:p>
          </table:table-cell>
          <table:table-cell office:value-type="float" office:value="5387" calcext:value-type="float">
            <text:p>5387</text:p>
          </table:table-cell>
          <table:table-cell office:value-type="float" office:value="2.79" calcext:value-type="float">
            <text:p>2.79</text:p>
          </table:table-cell>
          <table:table-cell office:value-type="float" office:value="0.217125" calcext:value-type="float">
            <text:p>0.217125</text:p>
          </table:table-cell>
          <table:table-cell office:value-type="float" office:value="11691" calcext:value-type="float">
            <text:p>11691</text:p>
          </table:table-cell>
          <table:table-cell office:value-type="float" office:value="3.34" calcext:value-type="float">
            <text:p>3.34</text:p>
          </table:table-cell>
          <table:table-cell table:number-columns-repeated="11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286625" calcext:value-type="float">
            <text:p>0.286625</text:p>
          </table:table-cell>
          <table:table-cell office:value-type="float" office:value="3952" calcext:value-type="float">
            <text:p>3952</text:p>
          </table:table-cell>
          <table:table-cell office:value-type="float" office:value="2.62" calcext:value-type="float">
            <text:p>2.62</text:p>
          </table:table-cell>
          <table:table-cell office:value-type="float" office:value="0.235558" calcext:value-type="float">
            <text:p>0.235558</text:p>
          </table:table-cell>
          <table:table-cell office:value-type="float" office:value="9153" calcext:value-type="float">
            <text:p>9153</text:p>
          </table:table-cell>
          <table:table-cell office:value-type="float" office:value="3.13" calcext:value-type="float">
            <text:p>3.13</text:p>
          </table:table-cell>
          <table:table-cell table:number-columns-repeated="11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305869" calcext:value-type="float">
            <text:p>0.305869</text:p>
          </table:table-cell>
          <table:table-cell office:value-type="float" office:value="2819" calcext:value-type="float">
            <text:p>2819</text:p>
          </table:table-cell>
          <table:table-cell office:value-type="float" office:value="2.47" calcext:value-type="float">
            <text:p>2.47</text:p>
          </table:table-cell>
          <table:table-cell office:value-type="float" office:value="0.253602" calcext:value-type="float">
            <text:p>0.253602</text:p>
          </table:table-cell>
          <table:table-cell office:value-type="float" office:value="6997" calcext:value-type="float">
            <text:p>6997</text:p>
          </table:table-cell>
          <table:table-cell office:value-type="float" office:value="2.94" calcext:value-type="float">
            <text:p>2.94</text:p>
          </table:table-cell>
          <table:table-cell table:number-columns-repeated="11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323783" calcext:value-type="float">
            <text:p>0.323783</text:p>
          </table:table-cell>
          <table:table-cell office:value-type="float" office:value="1957" calcext:value-type="float">
            <text:p>1957</text:p>
          </table:table-cell>
          <table:table-cell office:value-type="float" office:value="2.34" calcext:value-type="float">
            <text:p>2.34</text:p>
          </table:table-cell>
          <table:table-cell office:value-type="float" office:value="0.270923" calcext:value-type="float">
            <text:p>0.270923</text:p>
          </table:table-cell>
          <table:table-cell office:value-type="float" office:value="5222" calcext:value-type="float">
            <text:p>5222</text:p>
          </table:table-cell>
          <table:table-cell office:value-type="float" office:value="2.76" calcext:value-type="float">
            <text:p>2.76</text:p>
          </table:table-cell>
          <table:table-cell table:number-columns-repeated="11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339972" calcext:value-type="float">
            <text:p>0.339972</text:p>
          </table:table-cell>
          <table:table-cell office:value-type="float" office:value="1323" calcext:value-type="float">
            <text:p>1323</text:p>
          </table:table-cell>
          <table:table-cell office:value-type="float" office:value="2.22" calcext:value-type="float">
            <text:p>2.22</text:p>
          </table:table-cell>
          <table:table-cell office:value-type="float" office:value="0.287178" calcext:value-type="float">
            <text:p>0.287178</text:p>
          </table:table-cell>
          <table:table-cell office:value-type="float" office:value="3807" calcext:value-type="float">
            <text:p>3807</text:p>
          </table:table-cell>
          <table:table-cell office:value-type="float" office:value="2.6" calcext:value-type="float">
            <text:p>2.6</text:p>
          </table:table-cell>
          <table:table-cell table:number-columns-repeated="1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56971" calcext:value-type="float">
            <text:p>0.356971</text:p>
          </table:table-cell>
          <table:table-cell office:value-type="float" office:value="873" calcext:value-type="float">
            <text:p>873</text:p>
          </table:table-cell>
          <table:table-cell office:value-type="float" office:value="2.1" calcext:value-type="float">
            <text:p>2.1</text:p>
          </table:table-cell>
          <table:table-cell office:value-type="float" office:value="0.304409" calcext:value-type="float">
            <text:p>0.304409</text:p>
          </table:table-cell>
          <table:table-cell office:value-type="float" office:value="2714" calcext:value-type="float">
            <text:p>2714</text:p>
          </table:table-cell>
          <table:table-cell office:value-type="float" office:value="2.45" calcext:value-type="float">
            <text:p>2.45</text:p>
          </table:table-cell>
          <table:table-cell table:number-columns-repeated="11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374819" calcext:value-type="float">
            <text:p>0.374819</text:p>
          </table:table-cell>
          <table:table-cell office:value-type="float" office:value="562" calcext:value-type="float">
            <text:p>562</text:p>
          </table:table-cell>
          <table:table-cell office:value-type="float" office:value="1.99" calcext:value-type="float">
            <text:p>1.99</text:p>
          </table:table-cell>
          <table:table-cell office:value-type="float" office:value="0.322673" calcext:value-type="float">
            <text:p>0.322673</text:p>
          </table:table-cell>
          <table:table-cell office:value-type="float" office:value="1888" calcext:value-type="float">
            <text:p>1888</text:p>
          </table:table-cell>
          <table:table-cell office:value-type="float" office:value="2.31" calcext:value-type="float">
            <text:p>2.31</text:p>
          </table:table-cell>
          <table:table-cell table:number-columns-repeated="11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39356" calcext:value-type="float">
            <text:p>0.39356</text:p>
          </table:table-cell>
          <table:table-cell office:value-type="float" office:value="351" calcext:value-type="float">
            <text:p>351</text:p>
          </table:table-cell>
          <table:table-cell office:value-type="float" office:value="1.88" calcext:value-type="float">
            <text:p>1.88</text:p>
          </table:table-cell>
          <table:table-cell office:value-type="float" office:value="0.342033" calcext:value-type="float">
            <text:p>0.342033</text:p>
          </table:table-cell>
          <table:table-cell office:value-type="float" office:value="1279" calcext:value-type="float">
            <text:p>1279</text:p>
          </table:table-cell>
          <table:table-cell office:value-type="float" office:value="2.17" calcext:value-type="float">
            <text:p>2.17</text:p>
          </table:table-cell>
          <table:table-cell table:number-columns-repeated="11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413238" calcext:value-type="float">
            <text:p>0.413238</text:p>
          </table:table-cell>
          <table:table-cell office:value-type="float" office:value="213" calcext:value-type="float">
            <text:p>213</text:p>
          </table:table-cell>
          <table:table-cell office:value-type="float" office:value="1.78" calcext:value-type="float">
            <text:p>1.78</text:p>
          </table:table-cell>
          <table:table-cell office:value-type="float" office:value="0.362555" calcext:value-type="float">
            <text:p>0.362555</text:p>
          </table:table-cell>
          <table:table-cell office:value-type="float" office:value="841" calcext:value-type="float">
            <text:p>841</text:p>
          </table:table-cell>
          <table:table-cell office:value-type="float" office:value="2.03" calcext:value-type="float">
            <text:p>2.03</text:p>
          </table:table-cell>
          <table:table-cell table:number-columns-repeated="11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4339" calcext:value-type="float">
            <text:p>0.4339</text:p>
          </table:table-cell>
          <table:table-cell office:value-type="float" office:value="125" calcext:value-type="float">
            <text:p>125</text:p>
          </table:table-cell>
          <table:table-cell office:value-type="float" office:value="1.68" calcext:value-type="float">
            <text:p>1.68</text:p>
          </table:table-cell>
          <table:table-cell office:value-type="float" office:value="0.384309" calcext:value-type="float">
            <text:p>0.384309</text:p>
          </table:table-cell>
          <table:table-cell office:value-type="float" office:value="536" calcext:value-type="float">
            <text:p>536</text:p>
          </table:table-cell>
          <table:table-cell office:value-type="float" office:value="1.91" calcext:value-type="float">
            <text:p>1.91</text:p>
          </table:table-cell>
          <table:table-cell table:number-columns-repeated="11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455595" calcext:value-type="float">
            <text:p>0.455595</text:p>
          </table:table-cell>
          <table:table-cell office:value-type="float" office:value="71" calcext:value-type="float">
            <text:p>71</text:p>
          </table:table-cell>
          <table:table-cell office:value-type="float" office:value="1.59" calcext:value-type="float">
            <text:p>1.59</text:p>
          </table:table-cell>
          <table:table-cell office:value-type="float" office:value="0.407367" calcext:value-type="float">
            <text:p>0.407367</text:p>
          </table:table-cell>
          <table:table-cell office:value-type="float" office:value="330" calcext:value-type="float">
            <text:p>330</text:p>
          </table:table-cell>
          <table:table-cell office:value-type="float" office:value="1.79" calcext:value-type="float">
            <text:p>1.79</text:p>
          </table:table-cell>
          <table:table-cell table:number-columns-repeated="11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478375" calcext:value-type="float">
            <text:p>0.478375</text:p>
          </table:table-cell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office:value-type="float" office:value="0.431809" calcext:value-type="float">
            <text:p>0.431809</text:p>
          </table:table-cell>
          <table:table-cell office:value-type="float" office:value="196" calcext:value-type="float">
            <text:p>196</text:p>
          </table:table-cell>
          <table:table-cell office:value-type="float" office:value="1.67" calcext:value-type="float">
            <text:p>1.67</text:p>
          </table:table-cell>
          <table:table-cell table:number-columns-repeated="11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502293" calcext:value-type="float">
            <text:p>0.502293</text:p>
          </table:table-cell>
          <table:table-cell office:value-type="float" office:value="20" calcext:value-type="float">
            <text:p>20</text:p>
          </table:table-cell>
          <table:table-cell office:value-type="float" office:value="1.41" calcext:value-type="float">
            <text:p>1.41</text:p>
          </table:table-cell>
          <table:table-cell office:value-type="float" office:value="0.457718" calcext:value-type="float">
            <text:p>0.457718</text:p>
          </table:table-cell>
          <table:table-cell office:value-type="float" office:value="111" calcext:value-type="float">
            <text:p>111</text:p>
          </table:table-cell>
          <table:table-cell office:value-type="float" office:value="1.56" calcext:value-type="float">
            <text:p>1.56</text:p>
          </table:table-cell>
          <table:table-cell table:number-columns-repeated="1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10" calcext:value-type="float">
            <text:p>10</text:p>
          </table:table-cell>
          <table:table-cell office:value-type="float" office:value="1.32" calcext:value-type="float">
            <text:p>1.32</text:p>
          </table:table-cell>
          <table:table-cell office:value-type="float" office:value="0.485181" calcext:value-type="float">
            <text:p>0.485181</text:p>
          </table:table-cell>
          <table:table-cell office:value-type="float" office:value="60" calcext:value-type="float">
            <text:p>60</text:p>
          </table:table-cell>
          <table:table-cell office:value-type="float" office:value="1.45" calcext:value-type="float">
            <text:p>1.45</text:p>
          </table:table-cell>
          <table:table-cell table:number-columns-repeated="11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553778" calcext:value-type="float">
            <text:p>0.553778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.514292" calcext:value-type="float">
            <text:p>0.514292</text:p>
          </table:table-cell>
          <table:table-cell office:value-type="float" office:value="31" calcext:value-type="float">
            <text:p>31</text:p>
          </table:table-cell>
          <table:table-cell office:value-type="float" office:value="1.35" calcext:value-type="float">
            <text:p>1.35</text:p>
          </table:table-cell>
          <table:table-cell table:number-columns-repeated="1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581467" calcext:value-type="float">
            <text:p>0.581467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0.545149" calcext:value-type="float">
            <text:p>0.545149</text:p>
          </table:table-cell>
          <table:table-cell office:value-type="float" office:value="15" calcext:value-type="float">
            <text:p>15</text:p>
          </table:table-cell>
          <table:table-cell office:value-type="float" office:value="1.26" calcext:value-type="float">
            <text:p>1.26</text:p>
          </table:table-cell>
          <table:table-cell table:number-columns-repeated="1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610541" calcext:value-type="float">
            <text:p>0.610541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577858" calcext:value-type="float">
            <text:p>0.577858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table:number-columns-repeated="1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641068" calcext:value-type="float">
            <text:p>0.641068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table:number-columns-repeated="11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673121" calcext:value-type="float">
            <text:p>0.67312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649282" calcext:value-type="float">
            <text:p>0.6492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706777" calcext:value-type="float">
            <text:p>0.706777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.688238" calcext:value-type="float">
            <text:p>0.688238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11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742116" calcext:value-type="float">
            <text:p>0.74211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729533" calcext:value-type="float">
            <text:p>0.729533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11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773305" calcext:value-type="float">
            <text:p>0.773305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11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818183" calcext:value-type="float">
            <text:p>0.81818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818183" calcext:value-type="float">
            <text:p>0.818183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11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859092" calcext:value-type="float">
            <text:p>0.85909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859092" calcext:value-type="float">
            <text:p>0.85909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table:number-columns-repeated="11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902047" calcext:value-type="float">
            <text:p>0.9020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902047" calcext:value-type="float">
            <text:p>0.90204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14"/>
        </table:table-row>
        <table:table-row table:style-name="ro2">
          <table:table-cell table:style-name="Default" table:number-columns-repeated="7"/>
          <table:table-cell table:number-columns-repeated="114"/>
        </table:table-row>
        <table:table-row table:style-name="ro2">
          <table:table-cell table:style-name="Default"/>
          <table:table-cell office:value-type="float" office:value="0.00668" calcext:value-type="float">
            <text:p>0.0066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55" calcext:value-type="float">
            <text:p>0.000155</text:p>
          </table:table-cell>
          <table:table-cell table:style-name="ce2" office:value-type="float" office:value="0.000143" calcext:value-type="float">
            <text:p>0.000143</text:p>
          </table:table-cell>
          <table:table-cell table:style-name="ce2" office:value-type="float" office:value="0.000131" calcext:value-type="float">
            <text:p>0.000131</text:p>
          </table:table-cell>
          <table:table-cell table:style-name="ce2" office:value-type="float" office:value="0.000115" calcext:value-type="float">
            <text:p>0.000115</text:p>
          </table:table-cell>
          <table:table-cell table:style-name="ce2" office:value-type="float" office:value="0.000096" calcext:value-type="float">
            <text:p>0.000096</text:p>
          </table:table-cell>
          <table:table-cell table:style-name="ce2" office:value-type="float" office:value="0.000082" calcext:value-type="float">
            <text:p>0.000082</text:p>
          </table:table-cell>
          <table:table-cell table:style-name="ce2" office:value-type="float" office:value="0.000086" calcext:value-type="float">
            <text:p>0.000086</text:p>
          </table:table-cell>
          <table:table-cell table:style-name="ce2" office:value-type="float" office:value="0.000125" calcext:value-type="float">
            <text:p>0.000125</text:p>
          </table:table-cell>
          <table:table-cell table:style-name="ce2" office:value-type="float" office:value="0.000205" calcext:value-type="float">
            <text:p>0.000205</text:p>
          </table:table-cell>
          <table:table-cell table:style-name="ce2" office:value-type="float" office:value="0.000319" calcext:value-type="float">
            <text:p>0.000319</text:p>
          </table:table-cell>
          <table:table-cell table:style-name="ce2" office:value-type="float" office:value="0.000441" calcext:value-type="float">
            <text:p>0.000441</text:p>
          </table:table-cell>
          <table:table-cell table:style-name="ce2" office:value-type="float" office:value="0.000562" calcext:value-type="float">
            <text:p>0.000562</text:p>
          </table:table-cell>
          <table:table-cell table:style-name="ce2" office:value-type="float" office:value="0.00069" calcext:value-type="float">
            <text:p>0.00069</text:p>
          </table:table-cell>
          <table:table-cell table:style-name="ce2" office:value-type="float" office:value="0.00082" calcext:value-type="float">
            <text:p>0.00082</text:p>
          </table:table-cell>
          <table:table-cell table:style-name="ce2" office:value-type="float" office:value="0.000949" calcext:value-type="float">
            <text:p>0.000949</text:p>
          </table:table-cell>
          <table:table-cell table:style-name="ce2" office:value-type="float" office:value="0.001085" calcext:value-type="float">
            <text:p>0.001085</text:p>
          </table:table-cell>
          <table:table-cell table:style-name="ce2" office:value-type="float" office:value="0.001213" calcext:value-type="float">
            <text:p>0.001213</text:p>
          </table:table-cell>
          <table:table-cell table:style-name="ce2" office:value-type="float" office:value="0.001304" calcext:value-type="float">
            <text:p>0.001304</text:p>
          </table:table-cell>
          <table:table-cell table:style-name="ce2" office:value-type="float" office:value="0.001345" calcext:value-type="float">
            <text:p>0.001345</text:p>
          </table:table-cell>
          <table:table-cell table:style-name="ce2" office:value-type="float" office:value="0.00135" calcext:value-type="float">
            <text:p>0.00135</text:p>
          </table:table-cell>
          <table:table-cell table:style-name="ce2" office:value-type="float" office:value="0.001342" calcext:value-type="float">
            <text:p>0.001342</text:p>
          </table:table-cell>
          <table:table-cell table:style-name="ce2" office:value-type="float" office:value="0.00134" calcext:value-type="float">
            <text:p>0.00134</text:p>
          </table:table-cell>
          <table:table-cell table:style-name="ce2" office:value-type="float" office:value="0.001342" calcext:value-type="float">
            <text:p>0.001342</text:p>
          </table:table-cell>
          <table:table-cell table:style-name="ce2" office:value-type="float" office:value="0.001356" calcext:value-type="float">
            <text:p>0.001356</text:p>
          </table:table-cell>
          <table:table-cell table:style-name="ce2" office:value-type="float" office:value="0.00138" calcext:value-type="float">
            <text:p>0.00138</text:p>
          </table:table-cell>
          <table:table-cell table:style-name="ce2" office:value-type="float" office:value="0.001408" calcext:value-type="float">
            <text:p>0.001408</text:p>
          </table:table-cell>
          <table:table-cell table:style-name="ce2" office:value-type="float" office:value="0.001435" calcext:value-type="float">
            <text:p>0.001435</text:p>
          </table:table-cell>
          <table:table-cell table:style-name="ce2" office:value-type="float" office:value="0.001466" calcext:value-type="float">
            <text:p>0.001466</text:p>
          </table:table-cell>
          <table:table-cell table:style-name="ce2" office:value-type="float" office:value="0.001499" calcext:value-type="float">
            <text:p>0.001499</text:p>
          </table:table-cell>
          <table:table-cell table:style-name="ce2" office:value-type="float" office:value="0.001539" calcext:value-type="float">
            <text:p>0.001539</text:p>
          </table:table-cell>
          <table:table-cell table:style-name="ce2" office:value-type="float" office:value="0.001592" calcext:value-type="float">
            <text:p>0.001592</text:p>
          </table:table-cell>
          <table:table-cell table:style-name="ce2" office:value-type="float" office:value="0.00166" calcext:value-type="float">
            <text:p>0.00166</text:p>
          </table:table-cell>
          <table:table-cell table:style-name="ce2" office:value-type="float" office:value="0.001741" calcext:value-type="float">
            <text:p>0.001741</text:p>
          </table:table-cell>
          <table:table-cell table:style-name="ce2" office:value-type="float" office:value="0.001837" calcext:value-type="float">
            <text:p>0.001837</text:p>
          </table:table-cell>
          <table:table-cell table:style-name="ce2" office:value-type="float" office:value="0.001953" calcext:value-type="float">
            <text:p>0.001953</text:p>
          </table:table-cell>
          <table:table-cell table:style-name="ce2" office:value-type="float" office:value="0.002084" calcext:value-type="float">
            <text:p>0.002084</text:p>
          </table:table-cell>
          <table:table-cell table:style-name="ce2" office:value-type="float" office:value="0.002241" calcext:value-type="float">
            <text:p>0.002241</text:p>
          </table:table-cell>
          <table:table-cell table:style-name="ce2" office:value-type="float" office:value="0.002439" calcext:value-type="float">
            <text:p>0.002439</text:p>
          </table:table-cell>
          <table:table-cell table:style-name="ce2" office:value-type="float" office:value="0.002686" calcext:value-type="float">
            <text:p>0.002686</text:p>
          </table:table-cell>
          <table:table-cell table:style-name="ce2" office:value-type="float" office:value="0.002975" calcext:value-type="float">
            <text:p>0.002975</text:p>
          </table:table-cell>
          <table:table-cell table:style-name="ce2" office:value-type="float" office:value="0.003297" calcext:value-type="float">
            <text:p>0.003297</text:p>
          </table:table-cell>
          <table:table-cell table:style-name="ce2" office:value-type="float" office:value="0.003639" calcext:value-type="float">
            <text:p>0.003639</text:p>
          </table:table-cell>
          <table:table-cell table:style-name="ce2" office:value-type="float" office:value="0.003997" calcext:value-type="float">
            <text:p>0.003997</text:p>
          </table:table-cell>
          <table:table-cell table:style-name="ce2" office:value-type="float" office:value="0.004366" calcext:value-type="float">
            <text:p>0.004366</text:p>
          </table:table-cell>
          <table:table-cell table:style-name="ce2" office:value-type="float" office:value="0.00475" calcext:value-type="float">
            <text:p>0.00475</text:p>
          </table:table-cell>
          <table:table-cell table:style-name="ce2" office:value-type="float" office:value="0.005156" calcext:value-type="float">
            <text:p>0.005156</text:p>
          </table:table-cell>
          <table:table-cell table:style-name="ce2" office:value-type="float" office:value="0.005596" calcext:value-type="float">
            <text:p>0.005596</text:p>
          </table:table-cell>
          <table:table-cell table:style-name="ce2" office:value-type="float" office:value="0.006078" calcext:value-type="float">
            <text:p>0.006078</text:p>
          </table:table-cell>
          <table:table-cell table:style-name="ce2" office:value-type="float" office:value="0.006605" calcext:value-type="float">
            <text:p>0.006605</text:p>
          </table:table-cell>
          <table:table-cell table:style-name="ce2" office:value-type="float" office:value="0.007174" calcext:value-type="float">
            <text:p>0.007174</text:p>
          </table:table-cell>
          <table:table-cell table:style-name="ce2" office:value-type="float" office:value="0.007805" calcext:value-type="float">
            <text:p>0.007805</text:p>
          </table:table-cell>
          <table:table-cell table:style-name="ce2" office:value-type="float" office:value="0.008464" calcext:value-type="float">
            <text:p>0.008464</text:p>
          </table:table-cell>
          <table:table-cell table:style-name="ce2" office:value-type="float" office:value="0.009095" calcext:value-type="float">
            <text:p>0.009095</text:p>
          </table:table-cell>
          <table:table-cell table:style-name="ce2" office:value-type="float" office:value="0.009676" calcext:value-type="float">
            <text:p>0.009676</text:p>
          </table:table-cell>
          <table:table-cell table:style-name="ce2" office:value-type="float" office:value="0.010245" calcext:value-type="float">
            <text:p>0.010245</text:p>
          </table:table-cell>
          <table:table-cell table:style-name="ce2" office:value-type="float" office:value="0.010865" calcext:value-type="float">
            <text:p>0.010865</text:p>
          </table:table-cell>
          <table:table-cell table:style-name="ce2" office:value-type="float" office:value="0.011592" calcext:value-type="float">
            <text:p>0.011592</text:p>
          </table:table-cell>
          <table:table-cell table:style-name="ce2" office:value-type="float" office:value="0.012444" calcext:value-type="float">
            <text:p>0.012444</text:p>
          </table:table-cell>
          <table:table-cell table:style-name="ce2" office:value-type="float" office:value="0.013451" calcext:value-type="float">
            <text:p>0.013451</text:p>
          </table:table-cell>
          <table:table-cell table:style-name="ce2" office:value-type="float" office:value="0.014608" calcext:value-type="float">
            <text:p>0.014608</text:p>
          </table:table-cell>
          <table:table-cell table:style-name="ce2" office:value-type="float" office:value="0.015927" calcext:value-type="float">
            <text:p>0.015927</text:p>
          </table:table-cell>
          <table:table-cell table:style-name="ce2" office:value-type="float" office:value="0.01737" calcext:value-type="float">
            <text:p>0.01737</text:p>
          </table:table-cell>
          <table:table-cell table:style-name="ce2" office:value-type="float" office:value="0.018895" calcext:value-type="float">
            <text:p>0.018895</text:p>
          </table:table-cell>
          <table:table-cell table:style-name="ce2" office:value-type="float" office:value="0.020484" calcext:value-type="float">
            <text:p>0.020484</text:p>
          </table:table-cell>
          <table:table-cell table:style-name="ce2" office:value-type="float" office:value="0.022191" calcext:value-type="float">
            <text:p>0.022191</text:p>
          </table:table-cell>
          <table:table-cell table:style-name="ce2" office:value-type="float" office:value="0.024139" calcext:value-type="float">
            <text:p>0.024139</text:p>
          </table:table-cell>
          <table:table-cell table:style-name="ce2" office:value-type="float" office:value="0.026364" calcext:value-type="float">
            <text:p>0.026364</text:p>
          </table:table-cell>
          <table:table-cell table:style-name="ce2" office:value-type="float" office:value="0.028808" calcext:value-type="float">
            <text:p>0.028808</text:p>
          </table:table-cell>
          <table:table-cell table:style-name="ce2" office:value-type="float" office:value="0.03148" calcext:value-type="float">
            <text:p>0.03148</text:p>
          </table:table-cell>
          <table:table-cell table:style-name="ce2" office:value-type="float" office:value="0.034442" calcext:value-type="float">
            <text:p>0.034442</text:p>
          </table:table-cell>
          <table:table-cell table:style-name="ce2" office:value-type="float" office:value="0.037855" calcext:value-type="float">
            <text:p>0.037855</text:p>
          </table:table-cell>
          <table:table-cell table:style-name="ce2" office:value-type="float" office:value="0.041725" calcext:value-type="float">
            <text:p>0.041725</text:p>
          </table:table-cell>
          <table:table-cell table:style-name="ce2" office:value-type="float" office:value="0.045932" calcext:value-type="float">
            <text:p>0.045932</text:p>
          </table:table-cell>
          <table:table-cell table:style-name="ce2" office:value-type="float" office:value="0.050469" calcext:value-type="float">
            <text:p>0.050469</text:p>
          </table:table-cell>
          <table:table-cell table:style-name="ce2" office:value-type="float" office:value="0.055465" calcext:value-type="float">
            <text:p>0.055465</text:p>
          </table:table-cell>
          <table:table-cell table:style-name="ce2" office:value-type="float" office:value="0.061179" calcext:value-type="float">
            <text:p>0.061179</text:p>
          </table:table-cell>
          <table:table-cell table:style-name="ce2" office:value-type="float" office:value="0.067698" calcext:value-type="float">
            <text:p>0.067698</text:p>
          </table:table-cell>
          <table:table-cell table:style-name="ce2" office:value-type="float" office:value="0.074923" calcext:value-type="float">
            <text:p>0.074923</text:p>
          </table:table-cell>
          <table:table-cell table:style-name="ce2" office:value-type="float" office:value="0.082891" calcext:value-type="float">
            <text:p>0.082891</text:p>
          </table:table-cell>
          <table:table-cell table:style-name="ce2" office:value-type="float" office:value="0.091725" calcext:value-type="float">
            <text:p>0.091725</text:p>
          </table:table-cell>
          <table:table-cell table:style-name="ce2" office:value-type="float" office:value="0.101575" calcext:value-type="float">
            <text:p>0.101575</text:p>
          </table:table-cell>
          <table:table-cell table:style-name="ce2" office:value-type="float" office:value="0.112568" calcext:value-type="float">
            <text:p>0.112568</text:p>
          </table:table-cell>
          <table:table-cell table:style-name="ce2" office:value-type="float" office:value="0.124795" calcext:value-type="float">
            <text:p>0.124795</text:p>
          </table:table-cell>
          <table:table-cell table:style-name="ce2" office:value-type="float" office:value="0.138305" calcext:value-type="float">
            <text:p>0.138305</text:p>
          </table:table-cell>
          <table:table-cell table:style-name="ce2" office:value-type="float" office:value="0.153107" calcext:value-type="float">
            <text:p>0.153107</text:p>
          </table:table-cell>
          <table:table-cell table:style-name="ce2" office:value-type="float" office:value="0.169195" calcext:value-type="float">
            <text:p>0.169195</text:p>
          </table:table-cell>
          <table:table-cell table:style-name="ce2" office:value-type="float" office:value="0.186543" calcext:value-type="float">
            <text:p>0.186543</text:p>
          </table:table-cell>
          <table:table-cell table:style-name="ce2" office:value-type="float" office:value="0.205115" calcext:value-type="float">
            <text:p>0.205115</text:p>
          </table:table-cell>
          <table:table-cell table:style-name="ce2" office:value-type="float" office:value="0.224867" calcext:value-type="float">
            <text:p>0.224867</text:p>
          </table:table-cell>
          <table:table-cell table:style-name="ce2" office:value-type="float" office:value="0.245744" calcext:value-type="float">
            <text:p>0.245744</text:p>
          </table:table-cell>
          <table:table-cell table:style-name="ce2" office:value-type="float" office:value="0.266454" calcext:value-type="float">
            <text:p>0.266454</text:p>
          </table:table-cell>
          <table:table-cell table:style-name="ce2" office:value-type="float" office:value="0.286625" calcext:value-type="float">
            <text:p>0.286625</text:p>
          </table:table-cell>
          <table:table-cell table:style-name="ce2" office:value-type="float" office:value="0.305869" calcext:value-type="float">
            <text:p>0.305869</text:p>
          </table:table-cell>
          <table:table-cell table:style-name="ce2" office:value-type="float" office:value="0.323783" calcext:value-type="float">
            <text:p>0.323783</text:p>
          </table:table-cell>
          <table:table-cell table:style-name="ce2" office:value-type="float" office:value="0.339972" calcext:value-type="float">
            <text:p>0.339972</text:p>
          </table:table-cell>
          <table:table-cell table:style-name="ce2" office:value-type="float" office:value="0.356971" calcext:value-type="float">
            <text:p>0.356971</text:p>
          </table:table-cell>
          <table:table-cell table:style-name="ce2" office:value-type="float" office:value="0.374819" calcext:value-type="float">
            <text:p>0.374819</text:p>
          </table:table-cell>
          <table:table-cell table:style-name="ce2" office:value-type="float" office:value="0.39356" calcext:value-type="float">
            <text:p>0.39356</text:p>
          </table:table-cell>
          <table:table-cell table:style-name="ce2" office:value-type="float" office:value="0.413238" calcext:value-type="float">
            <text:p>0.413238</text:p>
          </table:table-cell>
          <table:table-cell table:style-name="ce2" office:value-type="float" office:value="0.4339" calcext:value-type="float">
            <text:p>0.4339</text:p>
          </table:table-cell>
          <table:table-cell table:style-name="ce2" office:value-type="float" office:value="0.455595" calcext:value-type="float">
            <text:p>0.455595</text:p>
          </table:table-cell>
          <table:table-cell table:style-name="ce2" office:value-type="float" office:value="0.478375" calcext:value-type="float">
            <text:p>0.478375</text:p>
          </table:table-cell>
          <table:table-cell table:style-name="ce2" office:value-type="float" office:value="0.502293" calcext:value-type="float">
            <text:p>0.502293</text:p>
          </table:table-cell>
          <table:table-cell table:style-name="ce2" office:value-type="float" office:value="0.527408" calcext:value-type="float">
            <text:p>0.527408</text:p>
          </table:table-cell>
          <table:table-cell table:style-name="ce2" office:value-type="float" office:value="0.553778" calcext:value-type="float">
            <text:p>0.553778</text:p>
          </table:table-cell>
          <table:table-cell table:style-name="ce2" office:value-type="float" office:value="0.581467" calcext:value-type="float">
            <text:p>0.581467</text:p>
          </table:table-cell>
          <table:table-cell table:style-name="ce2" office:value-type="float" office:value="0.610541" calcext:value-type="float">
            <text:p>0.610541</text:p>
          </table:table-cell>
          <table:table-cell table:style-name="ce2" office:value-type="float" office:value="0.641068" calcext:value-type="float">
            <text:p>0.641068</text:p>
          </table:table-cell>
          <table:table-cell table:style-name="ce2" office:value-type="float" office:value="0.673121" calcext:value-type="float">
            <text:p>0.673121</text:p>
          </table:table-cell>
          <table:table-cell table:style-name="ce2" office:value-type="float" office:value="0.706777" calcext:value-type="float">
            <text:p>0.706777</text:p>
          </table:table-cell>
          <table:table-cell table:style-name="ce2" office:value-type="float" office:value="0.742116" calcext:value-type="float">
            <text:p>0.742116</text:p>
          </table:table-cell>
          <table:table-cell table:style-name="ce2" office:value-type="float" office:value="0.779222" calcext:value-type="float">
            <text:p>0.779222</text:p>
          </table:table-cell>
          <table:table-cell table:style-name="ce2" office:value-type="float" office:value="0.818183" calcext:value-type="float">
            <text:p>0.818183</text:p>
          </table:table-cell>
          <table:table-cell table:style-name="ce2" office:value-type="float" office:value="0.859092" calcext:value-type="float">
            <text:p>0.859092</text:p>
          </table:table-cell>
          <table:table-cell table:style-name="ce2" office:value-type="float" office:value="0.902047" calcext:value-type="float">
            <text:p>0.902047</text:p>
          </table:table-cell>
        </table:table-row>
        <table:table-row table:style-name="ro2">
          <table:table-cell table:style-name="Default"/>
          <table:table-cell office:value-type="float" office:value="0.005562" calcext:value-type="float">
            <text:p>0.00556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17" calcext:value-type="float">
            <text:p>0.000117</text:p>
          </table:table-cell>
          <table:table-cell table:style-name="ce2" office:value-type="float" office:value="0.000106" calcext:value-type="float">
            <text:p>0.000106</text:p>
          </table:table-cell>
          <table:table-cell table:style-name="ce2" office:value-type="float" office:value="0.000099" calcext:value-type="float">
            <text:p>0.000099</text:p>
          </table:table-cell>
          <table:table-cell table:style-name="ce2" office:value-type="float" office:value="0.000093" calcext:value-type="float">
            <text:p>0.000093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096" calcext:value-type="float">
            <text:p>0.000096</text:p>
          </table:table-cell>
          <table:table-cell table:style-name="ce2" office:value-type="float" office:value="0.000111" calcext:value-type="float">
            <text:p>0.000111</text:p>
          </table:table-cell>
          <table:table-cell table:style-name="ce2" office:value-type="float" office:value="0.000137" calcext:value-type="float">
            <text:p>0.000137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2" office:value-type="float" office:value="0.000207" calcext:value-type="float">
            <text:p>0.000207</text:p>
          </table:table-cell>
          <table:table-cell table:style-name="ce2" office:value-type="float" office:value="0.000245" calcext:value-type="float">
            <text:p>0.000245</text:p>
          </table:table-cell>
          <table:table-cell table:style-name="ce2" office:value-type="float" office:value="0.000282" calcext:value-type="float">
            <text:p>0.000282</text:p>
          </table:table-cell>
          <table:table-cell table:style-name="ce2" office:value-type="float" office:value="0.000318" calcext:value-type="float">
            <text:p>0.000318</text:p>
          </table:table-cell>
          <table:table-cell table:style-name="ce2" office:value-type="float" office:value="0.000352" calcext:value-type="float">
            <text:p>0.000352</text:p>
          </table:table-cell>
          <table:table-cell table:style-name="ce2" office:value-type="float" office:value="0.000388" calcext:value-type="float">
            <text:p>0.000388</text:p>
          </table:table-cell>
          <table:table-cell table:style-name="ce2" office:value-type="float" office:value="0.000423" calcext:value-type="float">
            <text:p>0.000423</text:p>
          </table:table-cell>
          <table:table-cell table:style-name="ce2" office:value-type="float" office:value="0.000454" calcext:value-type="float">
            <text:p>0.000454</text:p>
          </table:table-cell>
          <table:table-cell table:style-name="ce2" office:value-type="float" office:value="0.000476" calcext:value-type="float">
            <text:p>0.000476</text:p>
          </table:table-cell>
          <table:table-cell table:style-name="ce2" office:value-type="float" office:value="0.000494" calcext:value-type="float">
            <text:p>0.000494</text:p>
          </table:table-cell>
          <table:table-cell table:style-name="ce2" office:value-type="float" office:value="0.000511" calcext:value-type="float">
            <text:p>0.000511</text:p>
          </table:table-cell>
          <table:table-cell table:style-name="ce2" office:value-type="float" office:value="0.000531" calcext:value-type="float">
            <text:p>0.000531</text:p>
          </table:table-cell>
          <table:table-cell table:style-name="ce2" office:value-type="float" office:value="0.000553" calcext:value-type="float">
            <text:p>0.000553</text:p>
          </table:table-cell>
          <table:table-cell table:style-name="ce2" office:value-type="float" office:value="0.000579" calcext:value-type="float">
            <text:p>0.000579</text:p>
          </table:table-cell>
          <table:table-cell table:style-name="ce2" office:value-type="float" office:value="0.000608" calcext:value-type="float">
            <text:p>0.000608</text:p>
          </table:table-cell>
          <table:table-cell table:style-name="ce2" office:value-type="float" office:value="0.000641" calcext:value-type="float">
            <text:p>0.000641</text:p>
          </table:table-cell>
          <table:table-cell table:style-name="ce2" office:value-type="float" office:value="0.000677" calcext:value-type="float">
            <text:p>0.000677</text:p>
          </table:table-cell>
          <table:table-cell table:style-name="ce2" office:value-type="float" office:value="0.000719" calcext:value-type="float">
            <text:p>0.000719</text:p>
          </table:table-cell>
          <table:table-cell table:style-name="ce2" office:value-type="float" office:value="0.000765" calcext:value-type="float">
            <text:p>0.000765</text:p>
          </table:table-cell>
          <table:table-cell table:style-name="ce2" office:value-type="float" office:value="0.000818" calcext:value-type="float">
            <text:p>0.000818</text:p>
          </table:table-cell>
          <table:table-cell table:style-name="ce2" office:value-type="float" office:value="0.000879" calcext:value-type="float">
            <text:p>0.000879</text:p>
          </table:table-cell>
          <table:table-cell table:style-name="ce2" office:value-type="float" office:value="0.000948" calcext:value-type="float">
            <text:p>0.000948</text:p>
          </table:table-cell>
          <table:table-cell table:style-name="ce2" office:value-type="float" office:value="0.001022" calcext:value-type="float">
            <text:p>0.001022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0.001185" calcext:value-type="float">
            <text:p>0.001185</text:p>
          </table:table-cell>
          <table:table-cell table:style-name="ce2" office:value-type="float" office:value="0.001279" calcext:value-type="float">
            <text:p>0.001279</text:p>
          </table:table-cell>
          <table:table-cell table:style-name="ce2" office:value-type="float" office:value="0.001387" calcext:value-type="float">
            <text:p>0.001387</text:p>
          </table:table-cell>
          <table:table-cell table:style-name="ce2" office:value-type="float" office:value="0.001518" calcext:value-type="float">
            <text:p>0.001518</text:p>
          </table:table-cell>
          <table:table-cell table:style-name="ce2" office:value-type="float" office:value="0.001676" calcext:value-type="float">
            <text:p>0.001676</text:p>
          </table:table-cell>
          <table:table-cell table:style-name="ce2" office:value-type="float" office:value="0.001858" calcext:value-type="float">
            <text:p>0.001858</text:p>
          </table:table-cell>
          <table:table-cell table:style-name="ce2" office:value-type="float" office:value="0.002055" calcext:value-type="float">
            <text:p>0.002055</text:p>
          </table:table-cell>
          <table:table-cell table:style-name="ce2" office:value-type="float" office:value="0.002262" calcext:value-type="float">
            <text:p>0.002262</text:p>
          </table:table-cell>
          <table:table-cell table:style-name="ce2" office:value-type="float" office:value="0.00248" calcext:value-type="float">
            <text:p>0.00248</text:p>
          </table:table-cell>
          <table:table-cell table:style-name="ce2" office:value-type="float" office:value="0.002709" calcext:value-type="float">
            <text:p>0.002709</text:p>
          </table:table-cell>
          <table:table-cell table:style-name="ce2" office:value-type="float" office:value="0.002947" calcext:value-type="float">
            <text:p>0.002947</text:p>
          </table:table-cell>
          <table:table-cell table:style-name="ce2" office:value-type="float" office:value="0.003209" calcext:value-type="float">
            <text:p>0.003209</text:p>
          </table:table-cell>
          <table:table-cell table:style-name="ce2" office:value-type="float" office:value="0.003484" calcext:value-type="float">
            <text:p>0.003484</text:p>
          </table:table-cell>
          <table:table-cell table:style-name="ce2" office:value-type="float" office:value="0.003751" calcext:value-type="float">
            <text:p>0.003751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04246" calcext:value-type="float">
            <text:p>0.004246</text:p>
          </table:table-cell>
          <table:table-cell table:style-name="ce2" office:value-type="float" office:value="0.00452" calcext:value-type="float">
            <text:p>0.00452</text:p>
          </table:table-cell>
          <table:table-cell table:style-name="ce2" office:value-type="float" office:value="0.004836" calcext:value-type="float">
            <text:p>0.004836</text:p>
          </table:table-cell>
          <table:table-cell table:style-name="ce2" office:value-type="float" office:value="0.005185" calcext:value-type="float">
            <text:p>0.005185</text:p>
          </table:table-cell>
          <table:table-cell table:style-name="ce2" office:value-type="float" office:value="0.00557" calcext:value-type="float">
            <text:p>0.00557</text:p>
          </table:table-cell>
          <table:table-cell table:style-name="ce2" office:value-type="float" office:value="0.006001" calcext:value-type="float">
            <text:p>0.006001</text:p>
          </table:table-cell>
          <table:table-cell table:style-name="ce2" office:value-type="float" office:value="0.006489" calcext:value-type="float">
            <text:p>0.006489</text:p>
          </table:table-cell>
          <table:table-cell table:style-name="ce2" office:value-type="float" office:value="0.007046" calcext:value-type="float">
            <text:p>0.007046</text:p>
          </table:table-cell>
          <table:table-cell table:style-name="ce2" office:value-type="float" office:value="0.007686" calcext:value-type="float">
            <text:p>0.007686</text:p>
          </table:table-cell>
          <table:table-cell table:style-name="ce2" office:value-type="float" office:value="0.008419" calcext:value-type="float">
            <text:p>0.008419</text:p>
          </table:table-cell>
          <table:table-cell table:style-name="ce2" office:value-type="float" office:value="0.009249" calcext:value-type="float">
            <text:p>0.009249</text:p>
          </table:table-cell>
          <table:table-cell table:style-name="ce2" office:value-type="float" office:value="0.010201" calcext:value-type="float">
            <text:p>0.010201</text:p>
          </table:table-cell>
          <table:table-cell table:style-name="ce2" office:value-type="float" office:value="0.011255" calcext:value-type="float">
            <text:p>0.011255</text:p>
          </table:table-cell>
          <table:table-cell table:style-name="ce2" office:value-type="float" office:value="0.012372" calcext:value-type="float">
            <text:p>0.012372</text:p>
          </table:table-cell>
          <table:table-cell table:style-name="ce2" office:value-type="float" office:value="0.013538" calcext:value-type="float">
            <text:p>0.013538</text:p>
          </table:table-cell>
          <table:table-cell table:style-name="ce2" office:value-type="float" office:value="0.014793" calcext:value-type="float">
            <text:p>0.014793</text:p>
          </table:table-cell>
          <table:table-cell table:style-name="ce2" office:value-type="float" office:value="0.016233" calcext:value-type="float">
            <text:p>0.016233</text:p>
          </table:table-cell>
          <table:table-cell table:style-name="ce2" office:value-type="float" office:value="0.017882" calcext:value-type="float">
            <text:p>0.017882</text:p>
          </table:table-cell>
          <table:table-cell table:style-name="ce2" office:value-type="float" office:value="0.019693" calcext:value-type="float">
            <text:p>0.019693</text:p>
          </table:table-cell>
          <table:table-cell table:style-name="ce2" office:value-type="float" office:value="0.021671" calcext:value-type="float">
            <text:p>0.021671</text:p>
          </table:table-cell>
          <table:table-cell table:style-name="ce2" office:value-type="float" office:value="0.023866" calcext:value-type="float">
            <text:p>0.023866</text:p>
          </table:table-cell>
          <table:table-cell table:style-name="ce2" office:value-type="float" office:value="0.026437" calcext:value-type="float">
            <text:p>0.026437</text:p>
          </table:table-cell>
          <table:table-cell table:style-name="ce2" office:value-type="float" office:value="0.029368" calcext:value-type="float">
            <text:p>0.029368</text:p>
          </table:table-cell>
          <table:table-cell table:style-name="ce2" office:value-type="float" office:value="0.032519" calcext:value-type="float">
            <text:p>0.032519</text:p>
          </table:table-cell>
          <table:table-cell table:style-name="ce2" office:value-type="float" office:value="0.03587" calcext:value-type="float">
            <text:p>0.03587</text:p>
          </table:table-cell>
          <table:table-cell table:style-name="ce2" office:value-type="float" office:value="0.039555" calcext:value-type="float">
            <text:p>0.039555</text:p>
          </table:table-cell>
          <table:table-cell table:style-name="ce2" office:value-type="float" office:value="0.043828" calcext:value-type="float">
            <text:p>0.043828</text:p>
          </table:table-cell>
          <table:table-cell table:style-name="ce2" office:value-type="float" office:value="0.048808" calcext:value-type="float">
            <text:p>0.048808</text:p>
          </table:table-cell>
          <table:table-cell table:style-name="ce2" office:value-type="float" office:value="0.054434" calcext:value-type="float">
            <text:p>0.054434</text:p>
          </table:table-cell>
          <table:table-cell table:style-name="ce2" office:value-type="float" office:value="0.060762" calcext:value-type="float">
            <text:p>0.060762</text:p>
          </table:table-cell>
          <table:table-cell table:style-name="ce2" office:value-type="float" office:value="0.067889" calcext:value-type="float">
            <text:p>0.067889</text:p>
          </table:table-cell>
          <table:table-cell table:style-name="ce2" office:value-type="float" office:value="0.075926" calcext:value-type="float">
            <text:p>0.075926</text:p>
          </table:table-cell>
          <table:table-cell table:style-name="ce2" office:value-type="float" office:value="0.084968" calcext:value-type="float">
            <text:p>0.084968</text:p>
          </table:table-cell>
          <table:table-cell table:style-name="ce2" office:value-type="float" office:value="0.095093" calcext:value-type="float">
            <text:p>0.095093</text:p>
          </table:table-cell>
          <table:table-cell table:style-name="ce2" office:value-type="float" office:value="0.106352" calcext:value-type="float">
            <text:p>0.106352</text:p>
          </table:table-cell>
          <table:table-cell table:style-name="ce2" office:value-type="float" office:value="0.118777" calcext:value-type="float">
            <text:p>0.118777</text:p>
          </table:table-cell>
          <table:table-cell table:style-name="ce2" office:value-type="float" office:value="0.132384" calcext:value-type="float">
            <text:p>0.132384</text:p>
          </table:table-cell>
          <table:table-cell table:style-name="ce2" office:value-type="float" office:value="0.147181" calcext:value-type="float">
            <text:p>0.147181</text:p>
          </table:table-cell>
          <table:table-cell table:style-name="ce2" office:value-type="float" office:value="0.163161" calcext:value-type="float">
            <text:p>0.163161</text:p>
          </table:table-cell>
          <table:table-cell table:style-name="ce2" office:value-type="float" office:value="0.180314" calcext:value-type="float">
            <text:p>0.180314</text:p>
          </table:table-cell>
          <table:table-cell table:style-name="ce2" office:value-type="float" office:value="0.198615" calcext:value-type="float">
            <text:p>0.198615</text:p>
          </table:table-cell>
          <table:table-cell table:style-name="ce2" office:value-type="float" office:value="0.217125" calcext:value-type="float">
            <text:p>0.217125</text:p>
          </table:table-cell>
          <table:table-cell table:style-name="ce2" office:value-type="float" office:value="0.235558" calcext:value-type="float">
            <text:p>0.235558</text:p>
          </table:table-cell>
          <table:table-cell table:style-name="ce2" office:value-type="float" office:value="0.253602" calcext:value-type="float">
            <text:p>0.253602</text:p>
          </table:table-cell>
          <table:table-cell table:style-name="ce2" office:value-type="float" office:value="0.270923" calcext:value-type="float">
            <text:p>0.270923</text:p>
          </table:table-cell>
          <table:table-cell table:style-name="ce2" office:value-type="float" office:value="0.287178" calcext:value-type="float">
            <text:p>0.287178</text:p>
          </table:table-cell>
          <table:table-cell table:style-name="ce2" office:value-type="float" office:value="0.304409" calcext:value-type="float">
            <text:p>0.304409</text:p>
          </table:table-cell>
          <table:table-cell table:style-name="ce2" office:value-type="float" office:value="0.322673" calcext:value-type="float">
            <text:p>0.322673</text:p>
          </table:table-cell>
          <table:table-cell table:style-name="ce2" office:value-type="float" office:value="0.342033" calcext:value-type="float">
            <text:p>0.342033</text:p>
          </table:table-cell>
          <table:table-cell table:style-name="ce2" office:value-type="float" office:value="0.362555" calcext:value-type="float">
            <text:p>0.362555</text:p>
          </table:table-cell>
          <table:table-cell table:style-name="ce2" office:value-type="float" office:value="0.384309" calcext:value-type="float">
            <text:p>0.384309</text:p>
          </table:table-cell>
          <table:table-cell table:style-name="ce2" office:value-type="float" office:value="0.407367" calcext:value-type="float">
            <text:p>0.407367</text:p>
          </table:table-cell>
          <table:table-cell table:style-name="ce2" office:value-type="float" office:value="0.431809" calcext:value-type="float">
            <text:p>0.431809</text:p>
          </table:table-cell>
          <table:table-cell table:style-name="ce2" office:value-type="float" office:value="0.457718" calcext:value-type="float">
            <text:p>0.457718</text:p>
          </table:table-cell>
          <table:table-cell table:style-name="ce2" office:value-type="float" office:value="0.485181" calcext:value-type="float">
            <text:p>0.485181</text:p>
          </table:table-cell>
          <table:table-cell table:style-name="ce2" office:value-type="float" office:value="0.514292" calcext:value-type="float">
            <text:p>0.514292</text:p>
          </table:table-cell>
          <table:table-cell table:style-name="ce2" office:value-type="float" office:value="0.545149" calcext:value-type="float">
            <text:p>0.545149</text:p>
          </table:table-cell>
          <table:table-cell table:style-name="ce2" office:value-type="float" office:value="0.577858" calcext:value-type="float">
            <text:p>0.577858</text:p>
          </table:table-cell>
          <table:table-cell table:style-name="ce2" office:value-type="float" office:value="0.61253" calcext:value-type="float">
            <text:p>0.61253</text:p>
          </table:table-cell>
          <table:table-cell table:style-name="ce2" office:value-type="float" office:value="0.649282" calcext:value-type="float">
            <text:p>0.649282</text:p>
          </table:table-cell>
          <table:table-cell table:style-name="ce2" office:value-type="float" office:value="0.688238" calcext:value-type="float">
            <text:p>0.688238</text:p>
          </table:table-cell>
          <table:table-cell table:style-name="ce2" office:value-type="float" office:value="0.729533" calcext:value-type="float">
            <text:p>0.729533</text:p>
          </table:table-cell>
          <table:table-cell table:style-name="ce2" office:value-type="float" office:value="0.773305" calcext:value-type="float">
            <text:p>0.773305</text:p>
          </table:table-cell>
          <table:table-cell table:style-name="ce2" office:value-type="float" office:value="0.818183" calcext:value-type="float">
            <text:p>0.818183</text:p>
          </table:table-cell>
          <table:table-cell table:style-name="ce2" office:value-type="float" office:value="0.859092" calcext:value-type="float">
            <text:p>0.859092</text:p>
          </table:table-cell>
          <table:table-cell table:style-name="ce2" office:value-type="float" office:value="0.902047" calcext:value-type="float">
            <text:p>0.902047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120" table:default-cell-style-name="Default"/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ttp://www.ssa.gov/oact/STATS/table4c6.html</text:p>
          </table:table-cell>
          <table:table-cell table:number-columns-repeated="119"/>
        </table:table-row>
        <table:table-row table:style-name="ro2">
          <table:table-cell office:value-type="string" calcext:value-type="string">
            <text:p>LIFE_EXPECTANCY_MALE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1435" calcext:value-type="float">
            <text:p>0.001435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1837" calcext:value-type="float">
            <text:p>0.001837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4366" calcext:value-type="float">
            <text:p>0.004366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005156" calcext:value-type="float">
            <text:p>0.005156</text:p>
          </table:table-cell>
          <table:table-cell office:value-type="float" office:value="0.005596" calcext:value-type="float">
            <text:p>0.005596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06605" calcext:value-type="float">
            <text:p>0.006605</text:p>
          </table:table-cell>
          <table:table-cell office:value-type="float" office:value="0.007174" calcext:value-type="float">
            <text:p>0.007174</text:p>
          </table:table-cell>
          <table:table-cell office:value-type="float" office:value="0.007805" calcext:value-type="float">
            <text:p>0.007805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.009095" calcext:value-type="float">
            <text:p>0.009095</text:p>
          </table:table-cell>
          <table:table-cell office:value-type="float" office:value="0.009676" calcext:value-type="float">
            <text:p>0.009676</text:p>
          </table:table-cell>
          <table:table-cell office:value-type="float" office:value="0.010245" calcext:value-type="float">
            <text:p>0.010245</text:p>
          </table:table-cell>
          <table:table-cell office:value-type="float" office:value="0.010865" calcext:value-type="float">
            <text:p>0.010865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0.012444" calcext:value-type="float">
            <text:p>0.012444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0.014608" calcext:value-type="float">
            <text:p>0.014608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8895" calcext:value-type="float">
            <text:p>0.018895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22191" calcext:value-type="float">
            <text:p>0.022191</text:p>
          </table:table-cell>
          <table:table-cell office:value-type="float" office:value="0.024139" calcext:value-type="float">
            <text:p>0.024139</text:p>
          </table:table-cell>
          <table:table-cell office:value-type="float" office:value="0.026364" calcext:value-type="float">
            <text:p>0.026364</text:p>
          </table:table-cell>
          <table:table-cell office:value-type="float" office:value="0.028808" calcext:value-type="float">
            <text:p>0.028808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4442" calcext:value-type="float">
            <text:p>0.034442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0.041725" calcext:value-type="float">
            <text:p>0.041725</text:p>
          </table:table-cell>
          <table:table-cell office:value-type="float" office:value="0.045932" calcext:value-type="float">
            <text:p>0.045932</text:p>
          </table:table-cell>
          <table:table-cell office:value-type="float" office:value="0.050469" calcext:value-type="float">
            <text:p>0.050469</text:p>
          </table:table-cell>
          <table:table-cell office:value-type="float" office:value="0.055465" calcext:value-type="float">
            <text:p>0.055465</text:p>
          </table:table-cell>
          <table:table-cell office:value-type="float" office:value="0.061179" calcext:value-type="float">
            <text:p>0.061179</text:p>
          </table:table-cell>
          <table:table-cell office:value-type="float" office:value="0.067698" calcext:value-type="float">
            <text:p>0.067698</text:p>
          </table:table-cell>
          <table:table-cell office:value-type="float" office:value="0.074923" calcext:value-type="float">
            <text:p>0.074923</text:p>
          </table:table-cell>
          <table:table-cell office:value-type="float" office:value="0.082891" calcext:value-type="float">
            <text:p>0.082891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101575" calcext:value-type="float">
            <text:p>0.101575</text:p>
          </table:table-cell>
          <table:table-cell office:value-type="float" office:value="0.112568" calcext:value-type="float">
            <text:p>0.112568</text:p>
          </table:table-cell>
          <table:table-cell office:value-type="float" office:value="0.124795" calcext:value-type="float">
            <text:p>0.124795</text:p>
          </table:table-cell>
          <table:table-cell office:value-type="float" office:value="0.138305" calcext:value-type="float">
            <text:p>0.138305</text:p>
          </table:table-cell>
          <table:table-cell office:value-type="float" office:value="0.153107" calcext:value-type="float">
            <text:p>0.153107</text:p>
          </table:table-cell>
          <table:table-cell office:value-type="float" office:value="0.169195" calcext:value-type="float">
            <text:p>0.169195</text:p>
          </table:table-cell>
          <table:table-cell office:value-type="float" office:value="0.186543" calcext:value-type="float">
            <text:p>0.186543</text:p>
          </table:table-cell>
          <table:table-cell office:value-type="float" office:value="0.205115" calcext:value-type="float">
            <text:p>0.205115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45744" calcext:value-type="float">
            <text:p>0.245744</text:p>
          </table:table-cell>
          <table:table-cell office:value-type="float" office:value="0.266454" calcext:value-type="float">
            <text:p>0.266454</text:p>
          </table:table-cell>
          <table:table-cell office:value-type="float" office:value="0.286625" calcext:value-type="float">
            <text:p>0.286625</text:p>
          </table:table-cell>
          <table:table-cell office:value-type="float" office:value="0.305869" calcext:value-type="float">
            <text:p>0.305869</text:p>
          </table:table-cell>
          <table:table-cell office:value-type="float" office:value="0.323783" calcext:value-type="float">
            <text:p>0.323783</text:p>
          </table:table-cell>
          <table:table-cell office:value-type="float" office:value="0.339972" calcext:value-type="float">
            <text:p>0.339972</text:p>
          </table:table-cell>
          <table:table-cell office:value-type="float" office:value="0.356971" calcext:value-type="float">
            <text:p>0.356971</text:p>
          </table:table-cell>
          <table:table-cell office:value-type="float" office:value="0.374819" calcext:value-type="float">
            <text:p>0.374819</text:p>
          </table:table-cell>
          <table:table-cell office:value-type="float" office:value="0.39356" calcext:value-type="float">
            <text:p>0.39356</text:p>
          </table:table-cell>
          <table:table-cell office:value-type="float" office:value="0.413238" calcext:value-type="float">
            <text:p>0.413238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455595" calcext:value-type="float">
            <text:p>0.455595</text:p>
          </table:table-cell>
          <table:table-cell office:value-type="float" office:value="0.478375" calcext:value-type="float">
            <text:p>0.478375</text:p>
          </table:table-cell>
          <table:table-cell office:value-type="float" office:value="0.502293" calcext:value-type="float">
            <text:p>0.502293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0.553778" calcext:value-type="float">
            <text:p>0.553778</text:p>
          </table:table-cell>
          <table:table-cell office:value-type="float" office:value="0.581467" calcext:value-type="float">
            <text:p>0.581467</text:p>
          </table:table-cell>
          <table:table-cell office:value-type="float" office:value="0.610541" calcext:value-type="float">
            <text:p>0.610541</text:p>
          </table:table-cell>
          <table:table-cell office:value-type="float" office:value="0.641068" calcext:value-type="float">
            <text:p>0.641068</text:p>
          </table:table-cell>
          <table:table-cell office:value-type="float" office:value="0.673121" calcext:value-type="float">
            <text:p>0.673121</text:p>
          </table:table-cell>
          <table:table-cell office:value-type="float" office:value="0.706777" calcext:value-type="float">
            <text:p>0.706777</text:p>
          </table:table-cell>
          <table:table-cell office:value-type="float" office:value="0.742116" calcext:value-type="float">
            <text:p>0.742116</text:p>
          </table:table-cell>
          <table:table-cell office:value-type="float" office:value="0.779222" calcext:value-type="float">
            <text:p>0.779222</text:p>
          </table:table-cell>
          <table:table-cell office:value-type="float" office:value="0.818183" calcext:value-type="float">
            <text:p>0.818183</text:p>
          </table:table-cell>
          <table:table-cell office:value-type="float" office:value="0.859092" calcext:value-type="float">
            <text:p>0.859092</text:p>
          </table:table-cell>
          <table:table-cell office:value-type="float" office:value="0.902047" calcext:value-type="float">
            <text:p>0.902047</text:p>
          </table:table-cell>
        </table:table-row>
        <table:table-row table:style-name="ro2">
          <table:table-cell office:value-type="string" calcext:value-type="string">
            <text:p>LIFE_EXPECTANCY_FEMALE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00093" calcext:value-type="float">
            <text:p>0.000093</text:p>
          </table:table-cell>
          <table:table-cell table:number-columns-repeated="2" office:value-type="float" office:value="0.00009" calcext:value-type="float">
            <text:p>0.0000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246" calcext:value-type="float">
            <text:p>0.004246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0.00557" calcext:value-type="float">
            <text:p>0.00557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06489" calcext:value-type="float">
            <text:p>0.006489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.007686" calcext:value-type="float">
            <text:p>0.007686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0.009249" calcext:value-type="float">
            <text:p>0.009249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0.011255" calcext:value-type="float">
            <text:p>0.011255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13538" calcext:value-type="float">
            <text:p>0.013538</text:p>
          </table:table-cell>
          <table:table-cell office:value-type="float" office:value="0.014793" calcext:value-type="float">
            <text:p>0.014793</text:p>
          </table:table-cell>
          <table:table-cell office:value-type="float" office:value="0.016233" calcext:value-type="float">
            <text:p>0.016233</text:p>
          </table:table-cell>
          <table:table-cell office:value-type="float" office:value="0.017882" calcext:value-type="float">
            <text:p>0.017882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0.023866" calcext:value-type="float">
            <text:p>0.023866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0.029368" calcext:value-type="float">
            <text:p>0.029368</text:p>
          </table:table-cell>
          <table:table-cell office:value-type="float" office:value="0.032519" calcext:value-type="float">
            <text:p>0.032519</text:p>
          </table:table-cell>
          <table:table-cell office:value-type="float" office:value="0.03587" calcext:value-type="float">
            <text:p>0.03587</text:p>
          </table:table-cell>
          <table:table-cell office:value-type="float" office:value="0.039555" calcext:value-type="float">
            <text:p>0.039555</text:p>
          </table:table-cell>
          <table:table-cell office:value-type="float" office:value="0.043828" calcext:value-type="float">
            <text:p>0.043828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0.054434" calcext:value-type="float">
            <text:p>0.054434</text:p>
          </table:table-cell>
          <table:table-cell office:value-type="float" office:value="0.060762" calcext:value-type="float">
            <text:p>0.060762</text:p>
          </table:table-cell>
          <table:table-cell office:value-type="float" office:value="0.067889" calcext:value-type="float">
            <text:p>0.067889</text:p>
          </table:table-cell>
          <table:table-cell office:value-type="float" office:value="0.075926" calcext:value-type="float">
            <text:p>0.075926</text:p>
          </table:table-cell>
          <table:table-cell office:value-type="float" office:value="0.084968" calcext:value-type="float">
            <text:p>0.084968</text:p>
          </table:table-cell>
          <table:table-cell office:value-type="float" office:value="0.095093" calcext:value-type="float">
            <text:p>0.095093</text:p>
          </table:table-cell>
          <table:table-cell office:value-type="float" office:value="0.106352" calcext:value-type="float">
            <text:p>0.106352</text:p>
          </table:table-cell>
          <table:table-cell office:value-type="float" office:value="0.118777" calcext:value-type="float">
            <text:p>0.118777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0.147181" calcext:value-type="float">
            <text:p>0.147181</text:p>
          </table:table-cell>
          <table:table-cell office:value-type="float" office:value="0.163161" calcext:value-type="float">
            <text:p>0.163161</text:p>
          </table:table-cell>
          <table:table-cell office:value-type="float" office:value="0.180314" calcext:value-type="float">
            <text:p>0.180314</text:p>
          </table:table-cell>
          <table:table-cell office:value-type="float" office:value="0.198615" calcext:value-type="float">
            <text:p>0.198615</text:p>
          </table:table-cell>
          <table:table-cell office:value-type="float" office:value="0.217125" calcext:value-type="float">
            <text:p>0.217125</text:p>
          </table:table-cell>
          <table:table-cell office:value-type="float" office:value="0.235558" calcext:value-type="float">
            <text:p>0.235558</text:p>
          </table:table-cell>
          <table:table-cell office:value-type="float" office:value="0.253602" calcext:value-type="float">
            <text:p>0.253602</text:p>
          </table:table-cell>
          <table:table-cell office:value-type="float" office:value="0.270923" calcext:value-type="float">
            <text:p>0.270923</text:p>
          </table:table-cell>
          <table:table-cell office:value-type="float" office:value="0.287178" calcext:value-type="float">
            <text:p>0.287178</text:p>
          </table:table-cell>
          <table:table-cell office:value-type="float" office:value="0.304409" calcext:value-type="float">
            <text:p>0.304409</text:p>
          </table:table-cell>
          <table:table-cell office:value-type="float" office:value="0.322673" calcext:value-type="float">
            <text:p>0.322673</text:p>
          </table:table-cell>
          <table:table-cell office:value-type="float" office:value="0.342033" calcext:value-type="float">
            <text:p>0.342033</text:p>
          </table:table-cell>
          <table:table-cell office:value-type="float" office:value="0.362555" calcext:value-type="float">
            <text:p>0.362555</text:p>
          </table:table-cell>
          <table:table-cell office:value-type="float" office:value="0.384309" calcext:value-type="float">
            <text:p>0.384309</text:p>
          </table:table-cell>
          <table:table-cell office:value-type="float" office:value="0.407367" calcext:value-type="float">
            <text:p>0.407367</text:p>
          </table:table-cell>
          <table:table-cell office:value-type="float" office:value="0.431809" calcext:value-type="float">
            <text:p>0.431809</text:p>
          </table:table-cell>
          <table:table-cell office:value-type="float" office:value="0.457718" calcext:value-type="float">
            <text:p>0.457718</text:p>
          </table:table-cell>
          <table:table-cell office:value-type="float" office:value="0.485181" calcext:value-type="float">
            <text:p>0.485181</text:p>
          </table:table-cell>
          <table:table-cell office:value-type="float" office:value="0.514292" calcext:value-type="float">
            <text:p>0.514292</text:p>
          </table:table-cell>
          <table:table-cell office:value-type="float" office:value="0.545149" calcext:value-type="float">
            <text:p>0.545149</text:p>
          </table:table-cell>
          <table:table-cell office:value-type="float" office:value="0.577858" calcext:value-type="float">
            <text:p>0.577858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49282" calcext:value-type="float">
            <text:p>0.649282</text:p>
          </table:table-cell>
          <table:table-cell office:value-type="float" office:value="0.688238" calcext:value-type="float">
            <text:p>0.688238</text:p>
          </table:table-cell>
          <table:table-cell office:value-type="float" office:value="0.729533" calcext:value-type="float">
            <text:p>0.729533</text:p>
          </table:table-cell>
          <table:table-cell office:value-type="float" office:value="0.773305" calcext:value-type="float">
            <text:p>0.773305</text:p>
          </table:table-cell>
          <table:table-cell office:value-type="float" office:value="0.818183" calcext:value-type="float">
            <text:p>0.818183</text:p>
          </table:table-cell>
          <table:table-cell office:value-type="float" office:value="0.859092" calcext:value-type="float">
            <text:p>0.859092</text:p>
          </table:table-cell>
          <table:table-cell office:value-type="float" office:value="0.902047" calcext:value-type="float">
            <text:p>0.902047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ttp://journals.lww.com/aidsonline/abstract/1992/07000/biphasic_rate_of_cd4__cell_count_decline_during.8.aspx</text:p>
          </table:table-cell>
          <table:table-cell table:number-columns-repeated="119"/>
        </table:table-row>
        <table:table-row table:style-name="ro2">
          <table:table-cell office:value-type="string" calcext:value-type="string">
            <text:p>AVG_CD4_DECLINE</text:p>
          </table:table-cell>
          <table:table-cell office:value-type="float" office:value="67.2" calcext:value-type="float">
            <text:p>67.2</text:p>
          </table:table-cell>
          <table:table-cell table:number-columns-repeated="119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This is made up</text:p>
          </table:table-cell>
          <table:table-cell table:number-columns-repeated="119"/>
        </table:table-row>
        <table:table-row table:style-name="ro2">
          <table:table-cell office:value-type="string" calcext:value-type="string">
            <text:p>HIV_RISK_DEATH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0.02" calcext:value-type="float">
            <text:p>0.02</text:p>
          </table:table-cell>
          <table:table-cell office:value-type="float" office:value="350" calcext:value-type="float">
            <text:p>350</text:p>
          </table:table-cell>
          <table:table-cell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 style:data-style-name="N2" text:time-value="16:22:54.620921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4-17T14:32:24.391718834</meta:creation-date>
    <dc:date>2015-04-19T18:31:36.141457277</dc:date>
    <dc:creator>Nathan Geffen</dc:creator>
    <meta:editing-duration>PT6H18M4S</meta:editing-duration>
    <meta:editing-cycles>5</meta:editing-cycles>
    <meta:generator>LibreOffice/4.2.7.2$Linux_X86_64 LibreOffice_project/420m0$Build-2</meta:generator>
    <meta:document-statistic meta:table-count="2" meta:cell-count="1345" meta:object-count="0"/>
  </office:meta>
</office:document-meta>
</file>